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8.2283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4.2602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3.4335in"/>
    </style:style>
    <style:style style:name="co7" style:family="table-column">
      <style:table-column-properties fo:break-before="auto" style:column-width="1.0772in"/>
    </style:style>
    <style:style style:name="co8" style:family="table-column">
      <style:table-column-properties fo:break-before="auto" style:column-width="5.292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ffff"/>
      <style:text-properties fo:color="#343434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343434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43434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name-complex="Arial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2pt" fo:language="en" fo:country="US" style:font-name-asian="Courier" style:font-size-asian="12pt" style:language-asian="en" style:country-asian="US" style:font-name-complex="Courier" style:font-size-complex="12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number-columns-repeated="1012" table:default-cell-style-name="ce1"/>
        <table:table-row table:style-name="ro1">
          <table:table-cell office:value-type="string">
            <text:p>arrayMap</text:p>
          </table:table-cell>
          <table:table-cell office:value-type="string">
            <text:p>Pharyngeal squamous cell carcinoma [cell line Detroit 56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102872</text:p>
          </table:table-cell>
          <table:table-cell office:value-type="string">
            <text:p>Pharyn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igh grade ovarian serous adenocarcinoma [cell line OVCAR3]CVCL_0465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(taxene treated) [cell line OVCAR-3]/T40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igh-grade serous ovarian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igh grade ovarian serous adenocarcinoma [cell line OVCAR8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carcinoma [cell line OAW28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[cell line 41M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(taxene treated) [cell line OVCAR-3]/TxT5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, modified [cell line OVCAR3-533533-R1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squamous carcinoma [cell line MFE-319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114656</text:p>
          </table:table-cell>
          <table:table-cell office:value-type="string">
            <text:p>Endometrial 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sal melanoma [cell line MEL1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114828</text:p>
          </table:table-cell>
          <table:table-cell office:value-type="string">
            <text:p>Mucosal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neuroepithelial tumour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121963</text:p>
          </table:table-cell>
          <table:table-cell office:value-type="string">
            <text:p>Cribriform Neuroepitheli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ribriform neuroepithelial tumor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121963</text:p>
          </table:table-cell>
          <table:table-cell office:value-type="string">
            <text:p>Cribriform Neuroepitheli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epithelial tumor [Low grade]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121963</text:p>
          </table:table-cell>
          <table:table-cell office:value-type="string">
            <text:p>Cribriform Neuroepitheli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ngival squamous cell carcinoma [cell line Ca9-2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129857</text:p>
          </table:table-cell>
          <table:table-cell office:value-type="string">
            <text:p>Gingiv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dysplasia [cell line DOK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129863</text:p>
          </table:table-cell>
          <table:table-cell office:value-type="string">
            <text:p>Oral dysplas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odgkin lymphoma, nodular lymphocyte predominant </text:p>
          </table:table-cell>
          <table:table-cell office:value-type="string">
            <text:p>9659/3</text:p>
          </table:table-cell>
          <table:table-cell office:value-type="string">
            <text:p>Hodgkin lymphoma, nodular lymphocyte predominance</text:p>
          </table:table-cell>
          <table:table-cell office:value-type="string">
            <text:p>C77.9</text:p>
          </table:table-cell>
          <table:table-cell office:value-type="string">
            <text:p>Lymph node, NOS</text:p>
          </table:table-cell>
          <table:table-cell office:value-type="string">
            <text:p>C139030</text:p>
          </table:table-cell>
          <table:table-cell office:value-type="string">
            <text:p>THRLBCL-Like Transformation of NLPHL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Mucinous Adenocarcinoma [Ascending Colon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rcomatoid carcinoma</text:p>
          </table:table-cell>
          <table:table-cell office:value-type="string">
            <text:p>8033/3</text:p>
          </table:table-cell>
          <table:table-cell office:value-type="string">
            <text:p>Pseudosarcomatous 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7004</text:p>
          </table:table-cell>
          <table:table-cell office:value-type="string">
            <text:p>Sarcomatoi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itz nevi</text:p>
          </table:table-cell>
          <table:table-cell office:value-type="string">
            <text:p>8770/0</text:p>
          </table:table-cell>
          <table:table-cell office:value-type="string">
            <text:p>Epithelioid and spindle cell nevu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007</text:p>
          </table:table-cell>
          <table:table-cell office:value-type="string">
            <text:p>Spitz Nevu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precursor metaplasia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thyroid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27380</text:p>
          </table:table-cell>
          <table:table-cell office:value-type="string">
            <text:p>Thyroid Glan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squamous carcinoma [cell line C-4-I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7676</text:p>
          </table:table-cell>
          <table:table-cell office:value-type="string">
            <text:p>Human papillomavirus-related cervic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squamous carcinoma [cell line CSCC-1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7676</text:p>
          </table:table-cell>
          <table:table-cell office:value-type="string">
            <text:p>Human papillomavirus-related cervic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adenocarcinoma [cell line HeLa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7677</text:p>
          </table:table-cell>
          <table:table-cell office:value-type="string">
            <text:p>Human papillomavirus-related endocervic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ymphoma [cell line Elijah]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694</text:p>
          </table:table-cell>
          <table:table-cell office:value-type="string">
            <text:p>Epstein-Barr virus-related Burkitt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id leukemia</text:p>
          </table:table-cell>
          <table:table-cell office:value-type="string">
            <text:p>9861/3</text:p>
          </table:table-cell>
          <table:table-cell office:value-type="string">
            <text:p>Acute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753</text:p>
          </table:table-cell>
          <table:table-cell office:value-type="string">
            <text:p>Acute Myeloid Leukemia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 myxoid</text:p>
          </table:table-cell>
          <table:table-cell office:value-type="string">
            <text:p>8852/3</text:p>
          </table:table-cell>
          <table:table-cell office:value-type="string">
            <text:p>Myxoi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7781</text:p>
          </table:table-cell>
          <table:table-cell office:value-type="string">
            <text:p>Myxoid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igmented nevus [benign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myelofibrosis</text:p>
          </table:table-cell>
          <table:table-cell office:value-type="string">
            <text:p>9961/3</text:p>
          </table:table-cell>
          <table:table-cell office:value-type="string">
            <text:p>Primary myelofibrosi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62</text:p>
          </table:table-cell>
          <table:table-cell office:value-type="string">
            <text:p>Primary Myelofibr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myelofibrosis</text:p>
          </table:table-cell>
          <table:table-cell office:value-type="string">
            <text:p>9961/3</text:p>
          </table:table-cell>
          <table:table-cell office:value-type="string">
            <text:p>Primary myelofibrosi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62</text:p>
          </table:table-cell>
          <table:table-cell office:value-type="string">
            <text:p>Primary Myelofibr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al carcinoid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ncer [Omentum]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2919</text:p>
          </table:table-cell>
          <table:table-cell office:value-type="string">
            <text:p>Prostate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olo-alveolar adenocarcinoma</text:p>
          </table:table-cell>
          <table:table-cell office:value-type="string">
            <text:p>8250/3</text:p>
          </table:table-cell>
          <table:table-cell office:value-type="string">
            <text:p>Bronchiolo-alveolar 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23</text:p>
          </table:table-cell>
          <table:table-cell office:value-type="string">
            <text:p>Bronchioloalveo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oalveolar carcinoma [cell line NCI-H358]</text:p>
          </table:table-cell>
          <table:table-cell office:value-type="string">
            <text:p>8254/3</text:p>
          </table:table-cell>
          <table:table-cell office:value-type="string">
            <text:p>Bronchiolo-alveolar carcinoma, mixed mucinous and non-mucinou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23</text:p>
          </table:table-cell>
          <table:table-cell office:value-type="string">
            <text:p>Bronchioloalveo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In Situ of the Breast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ductal hyperplasia of the breast [grade 1]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in situ [breast, cell line]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duct carcinoma in situ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small cell Lung carcinoma [cell line NCI-H2887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26</text:p>
          </table:table-cell>
          <table:table-cell office:value-type="string">
            <text:p>Non-Small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Small Cell Lung Cancer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26</text:p>
          </table:table-cell>
          <table:table-cell office:value-type="string">
            <text:p>Non-Small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ndrosarcoma, NOS</text:p>
          </table:table-cell>
          <table:table-cell office:value-type="string">
            <text:p>9220/3</text:p>
          </table:table-cell>
          <table:table-cell office:value-type="string">
            <text:p>Chondrosarcoma, NOS</text:p>
          </table:table-cell>
          <table:table-cell office:value-type="string">
            <text:p>C80.9</text:p>
          </table:table-cell>
          <table:table-cell office:value-type="string">
            <text:p>Bones and joints</text:p>
          </table:table-cell>
          <table:table-cell office:value-type="string">
            <text:p>C2946</text:p>
          </table:table-cell>
          <table:table-cell office:value-type="string">
            <text:p>Chondr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ndrosarcoma</text:p>
          </table:table-cell>
          <table:table-cell office:value-type="string">
            <text:p>9220/3</text:p>
          </table:table-cell>
          <table:table-cell office:value-type="string">
            <text:p>Chondrosarcoma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2946</text:p>
          </table:table-cell>
          <table:table-cell office:value-type="string">
            <text:p>Chondr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doma [Sacrum]</text:p>
          </table:table-cell>
          <table:table-cell office:value-type="string">
            <text:p>9370/3</text:p>
          </table:table-cell>
          <table:table-cell office:value-type="string">
            <text:p>Chord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2947</text:p>
          </table:table-cell>
          <table:table-cell office:value-type="string">
            <text:p>Chord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iocarcinoma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76.9</text:p>
          </table:table-cell>
          <table:table-cell office:value-type="string">
            <text:p>Testes</text:p>
          </table:table-cell>
          <table:table-cell office:value-type="string">
            <text:p>C2948</text:p>
          </table:table-cell>
          <table:table-cell office:value-type="string">
            <text:p>Chori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cancer [liver metastasis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2955</text:p>
          </table:table-cell>
          <table:table-cell office:value-type="string">
            <text:p>Colorect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dysgerminoma [cell line OCI-D1p]</text:p>
          </table:table-cell>
          <table:table-cell office:value-type="string">
            <text:p>9060/3</text:p>
          </table:table-cell>
          <table:table-cell office:value-type="string">
            <text:p>Dysgerm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2996</text:p>
          </table:table-cell>
          <table:table-cell office:value-type="string">
            <text:p>Dysger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ysgerminoma</text:p>
          </table:table-cell>
          <table:table-cell office:value-type="string">
            <text:p>9060/3</text:p>
          </table:table-cell>
          <table:table-cell office:value-type="string">
            <text:p>Dysgerm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2996</text:p>
          </table:table-cell>
          <table:table-cell office:value-type="string">
            <text:p>Dysger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yolk sac tumour</text:p>
          </table:table-cell>
          <table:table-cell office:value-type="string">
            <text:p>9071/3</text:p>
          </table:table-cell>
          <table:table-cell office:value-type="string">
            <text:p>Yolk sac tumor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3011</text:p>
          </table:table-cell>
          <table:table-cell office:value-type="string">
            <text:p>Yolk Sac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blastoma [xenograft]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ediatric glioma [high grade]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Intrinsic Pontine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doid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neuronal neoplasm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ma [cell line 8-MG-BA]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fiffuse intrinsic pontine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sarcoma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sarcomas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Liver Cancer [xenograft]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carcinoma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carcinoma, NOS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tinic keratosis</text:p>
          </table:table-cell>
          <table:table-cell office:value-type="string">
            <text:p>8071/0</text:p>
          </table:table-cell>
          <table:table-cell office:value-type="string">
            <text:p>Non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148</text:p>
          </table:table-cell>
          <table:table-cell office:value-type="string">
            <text:p>Actinic (Solar) Kerat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rukenberg tumor [cell line KS-1]</text:p>
          </table:table-cell>
          <table:table-cell office:value-type="string">
            <text:p>8490/3</text:p>
          </table:table-cell>
          <table:table-cell office:value-type="string">
            <text:p>Metastatic signet ring cell 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153</text:p>
          </table:table-cell>
          <table:table-cell office:value-type="string">
            <text:p>Krukenberg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iomyosarcoma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Lymphocytic Leukemi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chronic lymphocytic leukemi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lymphoblastic leukemia</text:p>
          </table:table-cell>
          <table:table-cell office:value-type="string">
            <text:p>9823/3</text:p>
          </table:table-cell>
          <table:table-cell office:value-type="string">
            <text:p>B-cell lymphocytic leukemia/small lymphocytic lymphoma</text:p>
          </table:table-cell>
          <table:table-cell office:value-type="string">
            <text:p>C42.1</text:p>
          </table:table-cell>
          <table:table-cell office:value-type="string">
            <text:p>Bone marrow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eukemia [E2A-PBX1pos]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precursor acute lymphoblastic leukemia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egakaryoblastic leukemia [Down syndrome]</text:p>
          </table:table-cell>
          <table:table-cell office:value-type="string">
            <text:p>9910/3</text:p>
          </table:table-cell>
          <table:table-cell office:value-type="string">
            <text:p>Acute megakary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0</text:p>
          </table:table-cell>
          <table:table-cell office:value-type="string">
            <text:p>Acute Megakary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id leukemia</text:p>
          </table:table-cell>
          <table:table-cell office:value-type="string">
            <text:p>9863/3</text:p>
          </table:table-cell>
          <table:table-cell office:value-type="string">
            <text:p>Chronic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4</text:p>
          </table:table-cell>
          <table:table-cell office:value-type="string">
            <text:p>Chronic Myelogenous Leukemia BCR-ABL1 Positiv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genous leukemia [cell line MEG-01]</text:p>
          </table:table-cell>
          <table:table-cell office:value-type="string">
            <text:p>9863/3</text:p>
          </table:table-cell>
          <table:table-cell office:value-type="string">
            <text:p>Chronic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4</text:p>
          </table:table-cell>
          <table:table-cell office:value-type="string">
            <text:p>Chronic Myelogenous Leukemia BCR-ABL1 Positiv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monocytic leukemia</text:p>
          </table:table-cell>
          <table:table-cell office:value-type="string">
            <text:p>9945/3</text:p>
          </table:table-cell>
          <table:table-cell office:value-type="string">
            <text:p>Chronic myelomonocy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8</text:p>
          </table:table-cell>
          <table:table-cell office:value-type="string">
            <text:p>Chronic Myelomon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asma cell leukemia</text:p>
          </table:table-cell>
          <table:table-cell office:value-type="string">
            <text:p>9733/3</text:p>
          </table:table-cell>
          <table:table-cell office:value-type="string">
            <text:p>Plasma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80</text:p>
          </table:table-cell>
          <table:table-cell office:value-type="string">
            <text:p>Plasma Cell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promyelocytic leukemia</text:p>
          </table:table-cell>
          <table:table-cell office:value-type="string">
            <text:p>9866/3</text:p>
          </table:table-cell>
          <table:table-cell office:value-type="string">
            <text:p>Acute promyel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82</text:p>
          </table:table-cell>
          <table:table-cell office:value-type="string">
            <text:p>Acute Promyelocytic Leukemia with PML-RAR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acute lymphoblastic leukemia</text:p>
          </table:table-cell>
          <table:table-cell office:value-type="string">
            <text:p>9837/3</text:p>
          </table:table-cell>
          <table:table-cell office:value-type="string">
            <text:p>Precursor T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83</text:p>
          </table:table-cell>
          <table:table-cell office:value-type="string">
            <text:p>T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</text:p>
          </table:table-cell>
          <table:table-cell office:value-type="string">
            <text:p>8850/3</text:p>
          </table:table-cell>
          <table:table-cell office:value-type="string">
            <text:p>Lip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94</text:p>
          </table:table-cell>
          <table:table-cell office:value-type="string">
            <text:p>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 NOS [cell line LS14]</text:p>
          </table:table-cell>
          <table:table-cell office:value-type="string">
            <text:p>8850/3</text:p>
          </table:table-cell>
          <table:table-cell office:value-type="string">
            <text:p>Lip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94</text:p>
          </table:table-cell>
          <table:table-cell office:value-type="string">
            <text:p>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Testicular Lympphoma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62.9</text:p>
          </table:table-cell>
          <table:table-cell office:value-type="string">
            <text:p>Testis, NOS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Central Nervous System Lymphoma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1</text:p>
          </table:table-cell>
          <table:table-cell office:value-type="string">
            <text:p>Brain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a]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ma primary specimen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eg]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partial infiltration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.a.]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in situ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follicular lymphoma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pos]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follicular lymphoma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ular/desmoplastic 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myoblastoma/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assic 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blstoma [classic]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elanoma [cell line WM1366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alignant melanoma [cell line WM115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lanoma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ningioma</text:p>
          </table:table-cell>
          <table:table-cell office:value-type="string">
            <text:p>9530/0</text:p>
          </table:table-cell>
          <table:table-cell office:value-type="string">
            <text:p>Meningioma, NOS</text:p>
          </table:table-cell>
          <table:table-cell office:value-type="string">
            <text:p>C70.0</text:p>
          </table:table-cell>
          <table:table-cell office:value-type="string">
            <text:p>Meninges cerebral, spinal</text:p>
          </table:table-cell>
          <table:table-cell office:value-type="string">
            <text:p>C3230</text:p>
          </table:table-cell>
          <table:table-cell office:value-type="string">
            <text:p>Mening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mesothelioma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3234</text:p>
          </table:table-cell>
          <table:table-cell office:value-type="string">
            <text:p>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asma cell myeloma [cell line RPMI-8226]</text:p>
          </table:table-cell>
          <table:table-cell office:value-type="string">
            <text:p>9731/3</text:p>
          </table:table-cell>
          <table:table-cell office:value-type="string">
            <text:p>Multiple myel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ltiple myeloma</text:p>
          </table:table-cell>
          <table:table-cell office:value-type="string">
            <text:p>9731/3</text:p>
          </table:table-cell>
          <table:table-cell office:value-type="string">
            <text:p>Plasmacyt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oldering Multiple Myeloma</text:p>
          </table:table-cell>
          <table:table-cell office:value-type="string">
            <text:p>9731/3</text:p>
          </table:table-cell>
          <table:table-cell office:value-type="string">
            <text:p>Plasmacyt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cosis fungoides [tumor stage]</text:p>
          </table:table-cell>
          <table:table-cell office:value-type="string">
            <text:p>9700/3</text:p>
          </table:table-cell>
          <table:table-cell office:value-type="string">
            <text:p>Mycosis fungoide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46</text:p>
          </table:table-cell>
          <table:table-cell office:value-type="string">
            <text:p>Mycosis Fungoide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ia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s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blastic leukemia with maturation [FAB M2]</text:p>
          </table:table-cell>
          <table:table-cell office:value-type="string">
            <text:p>9874/3</text:p>
          </table:table-cell>
          <table:table-cell office:value-type="string">
            <text:p>Acute myeloid leukemia with matur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50</text:p>
          </table:table-cell>
          <table:table-cell office:value-type="string">
            <text:p>Acute Myeloid Leukemia with Maturation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chwannoma</text:p>
          </table:table-cell>
          <table:table-cell office:value-type="string">
            <text:p>9560/0</text:p>
          </table:table-cell>
          <table:table-cell office:value-type="string">
            <text:p>Neurilemoma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269</text:p>
          </table:table-cell>
          <table:table-cell office:value-type="string">
            <text:p>Schwan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blastoma [cell line NB(TU)1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6.9</text:p>
          </table:table-cell>
          <table:table-cell office:value-type="string">
            <text:p>Adrenal gland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ebral neuroblastoma [cerebral region midline, frontal lobe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blastoma [cell line CHP-134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xiform 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ilgodendroglioma [cell line KG-1-C]</text:p>
          </table:table-cell>
          <table:table-cell office:value-type="string">
            <text:p>9450/3</text:p>
          </table:table-cell>
          <table:table-cell office:value-type="string">
            <text:p>Oligodendr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dendroglioma [cell line Hs 683]</text:p>
          </table:table-cell>
          <table:table-cell office:value-type="string">
            <text:p>9450/3</text:p>
          </table:table-cell>
          <table:table-cell office:value-type="string">
            <text:p>Glioblas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88</text:p>
          </table:table-cell>
          <table:table-cell office:value-type="string">
            <text:p>Oligodendroglioma 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ganglioma</text:p>
          </table:table-cell>
          <table:table-cell office:value-type="string">
            <text:p>8680/1</text:p>
          </table:table-cell>
          <table:table-cell office:value-type="string">
            <text:p>Paragang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308</text:p>
          </table:table-cell>
          <table:table-cell office:value-type="string">
            <text:p>Paragan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heochromocytoma</text:p>
          </table:table-cell>
          <table:table-cell office:value-type="string">
            <text:p>8700/0</text:p>
          </table:table-cell>
          <table:table-cell office:value-type="string">
            <text:p>Pheochromocyt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TH-Independent Macronodular Adrenal Hyperplasia (AIMAH)</text:p>
          </table:table-cell>
          <table:table-cell office:value-type="string">
            <text:p>8700/0</text:p>
          </table:table-cell>
          <table:table-cell office:value-type="string">
            <text:p>Pheochromocytoma, NOS</text:p>
          </table:table-cell>
          <table:table-cell office:value-type="string">
            <text:p>C74</text:p>
          </table:table-cell>
          <table:table-cell office:value-type="string">
            <text:p>Adrenal gland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lycythemia vera</text:p>
          </table:table-cell>
          <table:table-cell office:value-type="string">
            <text:p>9950/3</text:p>
          </table:table-cell>
          <table:table-cell office:value-type="string">
            <text:p>Polycythemia ver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336</text:p>
          </table:table-cell>
          <table:table-cell office:value-type="string">
            <text:p>Polycythemia Ver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habdomyosarcoma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rhabdomyosarcoma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zary syndrome</text:p>
          </table:table-cell>
          <table:table-cell office:value-type="string">
            <text:p>9701/3</text:p>
          </table:table-cell>
          <table:table-cell office:value-type="string">
            <text:p>Sezary syndrom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366</text:p>
          </table:table-cell>
          <table:table-cell office:value-type="string">
            <text:p>Sezary Syndrom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ratoma [Sacrococcygeal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403</text:p>
          </table:table-cell>
          <table:table-cell office:value-type="string">
            <text:p>Tet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erm cell tumor [mature and immature teratoma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403</text:p>
          </table:table-cell>
          <table:table-cell office:value-type="string">
            <text:p>Tet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sential thrombocythemia</text:p>
          </table:table-cell>
          <table:table-cell office:value-type="string">
            <text:p>9962/3</text:p>
          </table:table-cell>
          <table:table-cell office:value-type="string">
            <text:p>Essential thrombocyth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07</text:p>
          </table:table-cell>
          <table:table-cell office:value-type="string">
            <text:p>Essential Thrombocyth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Leiomyoma</text:p>
          </table:table-cell>
          <table:table-cell office:value-type="string">
            <text:p>8890/0</text:p>
          </table:table-cell>
          <table:table-cell office:value-type="string">
            <text:p>Leiomy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434</text:p>
          </table:table-cell>
          <table:table-cell office:value-type="string">
            <text:p>Uterine Corpus Leiomy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cinosarcoma</text:p>
          </table:table-cell>
          <table:table-cell office:value-type="string">
            <text:p>8980/3</text:p>
          </table:table-cell>
          <table:table-cell office:value-type="string">
            <text:p>Carcin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4448</text:p>
          </table:table-cell>
          <table:table-cell office:value-type="string">
            <text:p>Carcin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sarcoma [cell line OCI-U1a]</text:p>
          </table:table-cell>
          <table:table-cell office:value-type="string">
            <text:p>8980/3</text:p>
          </table:table-cell>
          <table:table-cell office:value-type="string">
            <text:p>Carcinosarc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4448</text:p>
          </table:table-cell>
          <table:table-cell office:value-type="string">
            <text:p>Carcin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non-Hodgkin lymphoma [cell line SCC-3]</text:p>
          </table:table-cell>
          <table:table-cell office:value-type="string">
            <text:p>9591/3</text:p>
          </table:table-cell>
          <table:table-cell office:value-type="string">
            <text:p>B cell lymphoma, non-Hodgkin</text:p>
          </table:table-cell>
          <table:table-cell office:value-type="string">
            <text:p>C77.9</text:p>
          </table:table-cell>
          <table:table-cell office:value-type="string">
            <text:p>Lymph nodes</text:p>
          </table:table-cell>
          <table:table-cell office:value-type="string">
            <text:p>C3457</text:p>
          </table:table-cell>
          <table:table-cell office:value-type="string">
            <text:p>B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Follicular lymphoma, grade 3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0</text:p>
          </table:table-cell>
          <table:table-cell office:value-type="string">
            <text:p>Grade 3 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, grade 1</text:p>
          </table:table-cell>
          <table:table-cell office:value-type="string">
            <text:p>9695/3</text:p>
          </table:table-cell>
          <table:table-cell office:value-type="string">
            <text:p>Follicular lymphoma, grade 1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5</text:p>
          </table:table-cell>
          <table:table-cell office:value-type="string">
            <text:p>Grade 1 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 cell non-Hodgkin lymphoma [cell line Mac-1]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7</text:p>
          </table:table-cell>
          <table:table-cell office:value-type="string">
            <text:p>Cutaneous T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ult T-cell leukemia/lymphoma</text:p>
          </table:table-cell>
          <table:table-cell office:value-type="string">
            <text:p>9827/3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ult T-cell leukemia</text:p>
          </table:table-cell>
          <table:table-cell office:value-type="string">
            <text:p>9827/3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ranular cell tumor</text:p>
          </table:table-cell>
          <table:table-cell office:value-type="string">
            <text:p>9582/0</text:p>
          </table:table-cell>
          <table:table-cell office:value-type="string">
            <text:p>Granular cell tumor of the sellar region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474</text:p>
          </table:table-cell>
          <table:table-cell office:value-type="string">
            <text:p>Granular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iomyoblastoma [cell line G-402]</text:p>
          </table:table-cell>
          <table:table-cell office:value-type="string">
            <text:p>8891/0</text:p>
          </table:table-cell>
          <table:table-cell office:value-type="string">
            <text:p>Epithelioid leiomy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3486</text:p>
          </table:table-cell>
          <table:table-cell office:value-type="string">
            <text:p>Epithelioid cell type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Lung carcinoma [cell line NCI-H288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squamous cell lung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mucosa [low grade dysplastic tumor; fap; apcmut]</text:p>
          </table:table-cell>
          <table:table-cell office:value-type="string">
            <text:p>8140/1</text:p>
          </table:table-cell>
          <table:table-cell office:value-type="string">
            <text:p>Atypical adenoma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3494</text:p>
          </table:table-cell>
          <table:table-cell office:value-type="string">
            <text:p>Lung Papillary 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melanoma [cell line FM6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510</text:p>
          </table:table-cell>
          <table:table-cell office:value-type="string">
            <text:p>Cutaneous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adenocarcinoma [cell line NCI-H1819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adenocarcinoma [cell line PC-3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3513</text:p>
          </table:table-cell>
          <table:table-cell office:value-type="string">
            <text:p>Esophage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chronic myeloid leukemia</text:p>
          </table:table-cell>
          <table:table-cell office:value-type="string">
            <text:p>9876/3</text:p>
          </table:table-cell>
          <table:table-cell office:value-type="string">
            <text:p>Atypical chronic myeloid leukemia, BCR/ABL negativ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519</text:p>
          </table:table-cell>
          <table:table-cell office:value-type="string">
            <text:p>Atypical Chronic Myeloid Leukemia, BCR-ABL1 Negativ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rahepatic cholangiocarcinoma [cell line HuCC-T1]</text:p>
          </table:table-cell>
          <table:table-cell office:value-type="string">
            <text:p>8161/3</text:p>
          </table:table-cell>
          <table:table-cell office:value-type="string">
            <text:p>Bile duct cystadenocarcinoma</text:p>
          </table:table-cell>
          <table:table-cell office:value-type="string">
            <text:p>C24.9</text:p>
          </table:table-cell>
          <table:table-cell office:value-type="string">
            <text:p>Extrahepatic and unspecified bile ducts</text:p>
          </table:table-cell>
          <table:table-cell office:value-type="string">
            <text:p>C35417</text:p>
          </table:table-cell>
          <table:table-cell office:value-type="string">
            <text:p>Intrahepatic cholangi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xtranodal marginal zone B-cell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C35689</text:p>
          </table:table-cell>
          <table:table-cell office:value-type="string">
            <text:p>Extranodal Marginal Zone Lymphoma of Mucosa-Associated Lymphoid Tissue Ocular Adnexal Mucosa-Associated Lymphoid Tissu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ry gland myoepitheliomas</text:p>
          </table:table-cell>
          <table:table-cell office:value-type="string">
            <text:p>8562/3</text:p>
          </table:table-cell>
          <table:table-cell office:value-type="string">
            <text:p>Epithelial-myoepithelial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35700</text:p>
          </table:table-cell>
          <table:table-cell office:value-type="string">
            <text:p>Salivary Gland Myoepi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ogenic carcinoma [cell line ChaGo-K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5875</text:p>
          </table:table-cell>
          <table:table-cell office:value-type="string">
            <text:p>Bronchogenic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</text:p>
          </table:table-cell>
          <table:table-cell office:value-type="string">
            <text:p>8201/3</text:p>
          </table:table-cell>
          <table:table-cell office:value-type="string">
            <text:p>Cribriform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680</text:p>
          </table:table-cell>
          <table:table-cell office:value-type="string">
            <text:p>Cribriform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carcinoma [palatine tonsil]</text:p>
          </table:table-cell>
          <table:table-cell office:value-type="string">
            <text:p>8021/3</text:p>
          </table:table-cell>
          <table:table-cell office:value-type="string">
            <text:p>Carcinoma, anaplastic, NOS</text:p>
          </table:table-cell>
          <table:table-cell office:value-type="string">
            <text:p>C09.9</text:p>
          </table:table-cell>
          <table:table-cell office:value-type="string">
            <text:p>Tonsil</text:p>
          </table:table-cell>
          <table:table-cell office:value-type="string">
            <text:p>C3692</text:p>
          </table:table-cell>
          <table:table-cell office:value-type="string">
            <text:p>Undifferentiate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Dedifferentiated</text:p>
          </table:table-cell>
          <table:table-cell office:value-type="string">
            <text:p>8858/3</text:p>
          </table:table-cell>
          <table:table-cell office:value-type="string">
            <text:p>Dedifferentiat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differentiated liposarcoma</text:p>
          </table:table-cell>
          <table:table-cell office:value-type="string">
            <text:p>8858/3</text:p>
          </table:table-cell>
          <table:table-cell office:value-type="string">
            <text:p>Dedifferentiat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omorphic liposarcoma [cell line LiSa-2]</text:p>
          </table:table-cell>
          <table:table-cell office:value-type="string">
            <text:p>8850/3</text:p>
          </table:table-cell>
          <table:table-cell office:value-type="string">
            <text:p>Lip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5</text:p>
          </table:table-cell>
          <table:table-cell office:value-type="string">
            <text:p>Pleomorphic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 pleomorphic</text:p>
          </table:table-cell>
          <table:table-cell office:value-type="string">
            <text:p>8854/3</text:p>
          </table:table-cell>
          <table:table-cell office:value-type="string">
            <text:p>Pleomorphic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5</text:p>
          </table:table-cell>
          <table:table-cell office:value-type="string">
            <text:p>Pleomorphic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intracranial pediatric germ cell tumor [germinoma]</text:p>
          </table:table-cell>
          <table:table-cell office:value-type="string">
            <text:p>9064/3</text:p>
          </table:table-cell>
          <table:table-cell office:value-type="string">
            <text:p>Germin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08</text:p>
          </table:table-cell>
          <table:table-cell office:value-type="string">
            <text:p>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mmature teratoma and germinoma</text:p>
          </table:table-cell>
          <table:table-cell office:value-type="string">
            <text:p>9064/3</text:p>
          </table:table-cell>
          <table:table-cell office:value-type="string">
            <text:p>Germin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08</text:p>
          </table:table-cell>
          <table:table-cell office:value-type="string">
            <text:p>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large cell lymphoma [cell line SU-DHL-1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large cell lymphoma [cell line SR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blastoma</text:p>
          </table:table-cell>
          <table:table-cell office:value-type="string">
            <text:p>8970/3</text:p>
          </table:table-cell>
          <table:table-cell office:value-type="string">
            <text:p>hepatoblast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728</text:p>
          </table:table-cell>
          <table:table-cell office:value-type="string">
            <text:p>Hepat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smoplastic fibroma</text:p>
          </table:table-cell>
          <table:table-cell office:value-type="string">
            <text:p>8823/0</text:p>
          </table:table-cell>
          <table:table-cell office:value-type="string">
            <text:p>Desmoplastic fibr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40</text:p>
          </table:table-cell>
          <table:table-cell office:value-type="string">
            <text:p>Bone Desmoplastic 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lveolar rhabdomyosarcoma [cell line Rh18c]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49</text:p>
          </table:table-cell>
          <table:table-cell office:value-type="string">
            <text:p>Alveolar 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lveolar soft part sarcoma</text:p>
          </table:table-cell>
          <table:table-cell office:value-type="string">
            <text:p>9581/3</text:p>
          </table:table-cell>
          <table:table-cell office:value-type="string">
            <text:p>Alveolar soft part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50</text:p>
          </table:table-cell>
          <table:table-cell table:style-name="ce4" office:value-type="string">
            <text:p>Alveolar Soft Part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mbryonal carcinoma</text:p>
          </table:table-cell>
          <table:table-cell office:value-type="string">
            <text:p>9070/3</text:p>
          </table:table-cell>
          <table:table-cell office:value-type="string">
            <text:p>Embryona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752</text:p>
          </table:table-cell>
          <table:table-cell office:value-type="string">
            <text:p>Embryon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ratocarcinoma</text:p>
          </table:table-cell>
          <table:table-cell office:value-type="string">
            <text:p>9081/3</text:p>
          </table:table-cell>
          <table:table-cell office:value-type="string">
            <text:p>Teratocarcinoma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3756</text:p>
          </table:table-cell>
          <table:table-cell office:value-type="string">
            <text:p>Mixed Embryonal Carcinoma and Te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adenoma</text:p>
          </table:table-cell>
          <table:table-cell office:value-type="string">
            <text:p>8170/0</text:p>
          </table:table-cell>
          <table:table-cell office:value-type="string">
            <text:p>Liver cell aden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758</text:p>
          </table:table-cell>
          <table:table-cell office:value-type="string">
            <text:p>Hepatocellular 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pleomorphic lobular carcinoma [breast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lobular carcinoma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endocrine carcinoma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ovarian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allopian tube tumor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4.0</text:p>
          </table:table-cell>
          <table:table-cell office:value-type="string">
            <text:p>Fallopian tube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toneum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[ovary, chemoresistant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factory neuroblastoma</text:p>
          </table:table-cell>
          <table:table-cell office:value-type="string">
            <text:p>9522/3</text:p>
          </table:table-cell>
          <table:table-cell office:value-type="string">
            <text:p>Olfactory neuroblastoma</text:p>
          </table:table-cell>
          <table:table-cell office:value-type="string">
            <text:p>C30.0</text:p>
          </table:table-cell>
          <table:table-cell office:value-type="string">
            <text:p>nasal cavity</text:p>
          </table:table-cell>
          <table:table-cell office:value-type="string">
            <text:p>C3789</text:p>
          </table:table-cell>
          <table:table-cell office:value-type="string">
            <text:p>Olfactory Neu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sarcoma</text:p>
          </table:table-cell>
          <table:table-cell office:value-type="string">
            <text:p>9442/3</text:p>
          </table:table-cell>
          <table:table-cell office:value-type="string">
            <text:p>Gliosarc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96</text:p>
          </table:table-cell>
          <table:table-cell office:value-type="string">
            <text:p>Gli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ithelioid hemangioendothelioma [cell line LI90]</text:p>
          </table:table-cell>
          <table:table-cell office:value-type="string">
            <text:p>9130/3</text:p>
          </table:table-cell>
          <table:table-cell office:value-type="string">
            <text:p>Hemangioendothelioma, malignant</text:p>
          </table:table-cell>
          <table:table-cell office:value-type="string">
            <text:p>C22.9</text:p>
          </table:table-cell>
          <table:table-cell office:value-type="string">
            <text:p>Liver</text:p>
          </table:table-cell>
          <table:table-cell office:value-type="string">
            <text:p>C3800</text:p>
          </table:table-cell>
          <table:table-cell office:value-type="string">
            <text:p>Epithelioid hemangioend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melanotic melanoma [cell line M14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802</text:p>
          </table:table-cell>
          <table:table-cell office:value-type="string">
            <text:p>Amelanotic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amelanotic melanoma [cell line LOX-IMVI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802</text:p>
          </table:table-cell>
          <table:table-cell office:value-type="string">
            <text:p>Amelanotic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xtra-renal rhabdoid tumour [p53mut, Li-Fraumeni syndrome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ncers of unknown primary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76.9</text:p>
          </table:table-cell>
          <table:table-cell office:value-type="string">
            <text:p>Ill-defined</text:p>
          </table:table-cell>
          <table:table-cell table:style-name="ce3" office:value-type="string">
            <text:p>C3812</text:p>
          </table:table-cell>
          <table:table-cell table:style-name="ce6" office:value-type="string">
            <text:p>Carcinoma of Unknown Primary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llbladder carcinoma [cell line OCUG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3.9</text:p>
          </table:table-cell>
          <table:table-cell office:value-type="string">
            <text:p>Gallbladder</text:p>
          </table:table-cell>
          <table:table-cell office:value-type="string">
            <text:p>C3844</text:p>
          </table:table-cell>
          <table:table-cell office:value-type="string">
            <text:p>Gallbladde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carcinoma [cell line KP-4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3850</text:p>
          </table:table-cell>
          <table:table-cell office:value-type="string">
            <text:p>Pancreatic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allopian tube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7.0</text:p>
          </table:table-cell>
          <table:table-cell office:value-type="string">
            <text:p>Fallopian tube</text:p>
          </table:table-cell>
          <table:table-cell office:value-type="string">
            <text:p>C3867</text:p>
          </table:table-cell>
          <table:table-cell office:value-type="string">
            <text:p>Fallopian Tube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asopharyngeal carcinoma [cell line 5-8F]</text:p>
          </table:table-cell>
          <table:table-cell office:value-type="string">
            <text:p>8072/3</text:p>
          </table:table-cell>
          <table:table-cell office:value-type="string">
            <text:p>Squamous cell carcinoma, large cell, nonkeratinizing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C3871</text:p>
          </table:table-cell>
          <table:table-cell office:value-type="string">
            <text:p>Nasopharynge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teratoma [cell line GCT 27]</text:p>
          </table:table-cell>
          <table:table-cell office:value-type="string">
            <text:p>9080/3</text:p>
          </table:table-cell>
          <table:table-cell office:value-type="string">
            <text:p>Teratoma, malignant. NO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3877</text:p>
          </table:table-cell>
          <table:table-cell office:value-type="string">
            <text:p>Testicular te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thyroid carcinoma [cell line TCO-1]</text:p>
          </table:table-cell>
          <table:table-cell office:value-type="string">
            <text:p>8021/3</text:p>
          </table:table-cell>
          <table:table-cell office:value-type="string">
            <text:p>Carcinoma, anaplastic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878</text:p>
          </table:table-cell>
          <table:table-cell office:value-type="string">
            <text:p>Thyroid gland undifferentiated (anaplastic)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plasmacytic Lymphoma</text:p>
          </table:table-cell>
          <table:table-cell office:value-type="string">
            <text:p>9671/3</text:p>
          </table:table-cell>
          <table:table-cell office:value-type="string">
            <text:p>Malignant lymphoma, lymphoplasmacytic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898</text:p>
          </table:table-cell>
          <table:table-cell office:value-type="string">
            <text:p>Extranodal Marginal Zone Lymphoma of Mucosa-Associated Lymphoid Tissu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lung cancer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carcinoma [lung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itional cell carcinoma [urinary bladder, cell line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ncer [cell line T110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inary bladder 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urothelial carcinoma [Trigone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tumor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mmunoglobulin light-chain amyloidosis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1</text:p>
          </table:table-cell>
          <table:table-cell office:value-type="string">
            <text:p>Bone marrow</text:p>
          </table:table-cell>
          <table:table-cell office:value-type="string">
            <text:p>C3996</text:p>
          </table:table-cell>
          <table:table-cell office:value-type="string">
            <text:p>Monoclonal Gammopathy of Undetermined Significanc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noclonal gammopathy of unknown significance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996</text:p>
          </table:table-cell>
          <table:table-cell office:value-type="string">
            <text:p>Monoclonal Gammopathy of Undetermined Significanc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lammatory breast carcinoma [cell line SUM149PT]</text:p>
          </table:table-cell>
          <table:table-cell office:value-type="string">
            <text:p>8530/3</text:p>
          </table:table-cell>
          <table:table-cell office:value-type="string">
            <text:p>Inflammatory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01</text:p>
          </table:table-cell>
          <table:table-cell office:value-type="string">
            <text:p>Inflammatory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ma [stomach, tubulovilous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rcinoma in situ</text:p>
          </table:table-cell>
          <table:table-cell office:value-type="string">
            <text:p>8140/2</text:p>
          </table:table-cell>
          <table:table-cell office:value-type="string">
            <text:p>Adenocarcinoma in situ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carcinoma [gastric, 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esophage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carcinoma [cell line AGS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tumor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ncer [stem cell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ovarian tumor [xenograft]</text:p>
          </table:table-cell>
          <table:table-cell office:value-type="string">
            <text:p>8005/0</text:p>
          </table:table-cell>
          <table:table-cell office:value-type="string">
            <text:p>Clear cell tumor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078</text:p>
          </table:table-cell>
          <table:table-cell office:value-type="string">
            <text:p>Ovarian Clear Cel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lear cell adenocarcinoma [cell line TOV21G]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078</text:p>
          </table:table-cell>
          <table:table-cell office:value-type="string">
            <text:p>Ovarian clear cel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quamous cell carcinoma [OV-TRL-12B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093</text:p>
          </table:table-cell>
          <table:table-cell office:value-type="string">
            <text:p>Ovarian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Fallopian tube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7.0</text:p>
          </table:table-cell>
          <table:table-cell office:value-type="string">
            <text:p>Fallopian tube</text:p>
          </table:table-cell>
          <table:table-cell office:value-type="string">
            <text:p>C40101</text:p>
          </table:table-cell>
          <table:table-cell office:value-type="string">
            <text:p>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ltifocal breast ductal adenocarcinoma [breast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breast carcinoma [cell line HCC1187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carcinoma [metastasis, brain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ductal adenocarcinoma [breast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iltrating breast ductal adenocarcinoma [recurrent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intraepithelial neoplasia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neoplastic breast lesion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lobular carcinoma in situ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, Fibroblastic</text:p>
          </table:table-cell>
          <table:table-cell office:value-type="string">
            <text:p>9182/3</text:p>
          </table:table-cell>
          <table:table-cell office:value-type="string">
            <text:p>Fibroblastic oste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4020</text:p>
          </table:table-cell>
          <table:table-cell office:value-type="string">
            <text:p>Fibroblastic Oste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ndroblastic osteosarcoma</text:p>
          </table:table-cell>
          <table:table-cell office:value-type="string">
            <text:p>9181/3</text:p>
          </table:table-cell>
          <table:table-cell office:value-type="string">
            <text:p>Chondroblastic osteosarc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4021</text:p>
          </table:table-cell>
          <table:table-cell office:value-type="string">
            <text:p>Chondroblastic Oste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ral lentiginous melanoma [cell line WM3211]</text:p>
          </table:table-cell>
          <table:table-cell office:value-type="string">
            <text:p>8744/3</text:p>
          </table:table-cell>
          <table:table-cell office:value-type="string">
            <text:p>Acral Lentiginous Melanoma 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4022</text:p>
          </table:table-cell>
          <table:table-cell office:value-type="string">
            <text:p>Acral lentiginous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Dysplasi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phageal squamous cell carcinoma [cell line KYSE-220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4025</text:p>
          </table:table-cell>
          <table:table-cell office:value-type="string">
            <text:p>Esophage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mucinous cystadenocarcinoma [cell line MCAS]</text:p>
          </table:table-cell>
          <table:table-cell office:value-type="string">
            <text:p>8470/3</text:p>
          </table:table-cell>
          <table:table-cell office:value-type="string">
            <text:p>Mucin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26</text:p>
          </table:table-cell>
          <table:table-cell office:value-type="string">
            <text:p>Ovarian mucin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squamous cell carcinoma [cell line C-33 A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4028</text:p>
          </table:table-cell>
          <table:table-cell office:value-type="string">
            <text:p>Cervical Squamous Cell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4028</text:p>
          </table:table-cell>
          <table:table-cell office:value-type="string">
            <text:p>Cervical Squamous Cell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renal 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renal cell 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idney renal clear cell 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nal cell carcinoma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thyroid carcinoma [cell line IHH-4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breast carcinoma [cell line HCC1806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359</text:p>
          </table:table-cell>
          <table:table-cell office:value-type="string">
            <text:p>Squamous cell breast carcinoma, acantholytic variant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 [MDS/MPD (RARS-T)]</text:p>
          </table:table-cell>
          <table:table-cell office:value-type="string">
            <text:p>9982/3</text:p>
          </table:table-cell>
          <table:table-cell office:value-type="string">
            <text:p>Refractory anemia with sidero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036</text:p>
          </table:table-cell>
          <table:table-cell office:value-type="string">
            <text:p>Myelodysplastic Syndrome with Ring Sideroblast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carcinoid tumor [cell line NCI-H727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038</text:p>
          </table:table-cell>
          <table:table-cell office:value-type="string">
            <text:p>Lung carcin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phroblastoma</text:p>
          </table:table-cell>
          <table:table-cell office:value-type="string">
            <text:p>8960/3</text:p>
          </table:table-cell>
          <table:table-cell office:value-type="string">
            <text:p>Nephroblast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407</text:p>
          </table:table-cell>
          <table:table-cell office:value-type="string">
            <text:p>Kidney Wilms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wilms tumor [anaplastic]</text:p>
          </table:table-cell>
          <table:table-cell office:value-type="string">
            <text:p>8960/3</text:p>
          </table:table-cell>
          <table:table-cell office:value-type="string">
            <text:p>Nephroblast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407</text:p>
          </table:table-cell>
          <table:table-cell office:value-type="string">
            <text:p>Kidney Wilms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loor of mouth squamous cell carcinoma [cell line UT-SCC-47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4.9</text:p>
          </table:table-cell>
          <table:table-cell office:value-type="string">
            <text:p>Floor of mouth, NOS</text:p>
          </table:table-cell>
          <table:table-cell office:value-type="string">
            <text:p>C4041</text:p>
          </table:table-cell>
          <table:table-cell office:value-type="string">
            <text:p>Floor of Mouth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NSCC, laringeal tumor [metastasis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, NOS</text:p>
          </table:table-cell>
          <table:table-cell office:value-type="string">
            <text:p>C4044</text:p>
          </table:table-cell>
          <table:table-cell office:value-type="string">
            <text:p>Laryn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yngeal squamous cell carcinoma [cell line PCI-04B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4044</text:p>
          </table:table-cell>
          <table:table-cell office:value-type="string">
            <text:p>Laryn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ilocytic astrocytoma</text:p>
          </table:table-cell>
          <table:table-cell office:value-type="string">
            <text:p>9421/1</text:p>
          </table:table-cell>
          <table:table-cell office:value-type="string">
            <text:p>Pil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47</text:p>
          </table:table-cell>
          <table:table-cell office:value-type="string">
            <text:p>Pilocytic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oligoastrocytoma [Grade III]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rade IV mixed oligoastrocytoma [Grade IV]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ma, mixed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Vulvar hyperplasi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51.9</text:p>
          </table:table-cell>
          <table:table-cell office:value-type="string">
            <text:p>Vulva, NOS</text:p>
          </table:table-cell>
          <table:table-cell office:value-type="string">
            <text:p>C4052</text:p>
          </table:table-cell>
          <table:table-cell office:value-type="string">
            <text:p>Vulvar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Vulvar squamous cell carcinoma [cell line A-431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4052</text:p>
          </table:table-cell>
          <table:table-cell office:value-type="string">
            <text:p>Vulvar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mophobe Renal carcinoma</text:p>
          </table:table-cell>
          <table:table-cell office:value-type="string">
            <text:p>8317/3</text:p>
          </table:table-cell>
          <table:table-cell office:value-type="string">
            <text:p>Renal cell carcinoma, chromophobe type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146</text:p>
          </table:table-cell>
          <table:table-cell office:value-type="string">
            <text:p>Chromophobe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Micropapillary Carcinoma</text:p>
          </table:table-cell>
          <table:table-cell office:value-type="string">
            <text:p>8507/3</text:p>
          </table:table-cell>
          <table:table-cell office:value-type="string">
            <text:p>None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190</text:p>
          </table:table-cell>
          <table:table-cell office:value-type="string">
            <text:p>Intraductal Papillary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oepithelioma</text:p>
          </table:table-cell>
          <table:table-cell office:value-type="string">
            <text:p>8982/0</text:p>
          </table:table-cell>
          <table:table-cell office:value-type="string">
            <text:p>Myoepitheli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199</text:p>
          </table:table-cell>
          <table:table-cell office:value-type="string">
            <text:p>Epithelial-Myoepi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iphasic synovial sarcoma [cell line SYO-1]</text:p>
          </table:table-cell>
          <table:table-cell office:value-type="string">
            <text:p>9043/3</text:p>
          </table:table-cell>
          <table:table-cell office:value-type="string">
            <text:p>Synovial sarcoma, biphasic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79</text:p>
          </table:table-cell>
          <table:table-cell office:value-type="string">
            <text:p>Biphasic synovial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ant cell sarcoma [cell line Hs 737.T]</text:p>
          </table:table-cell>
          <table:table-cell office:value-type="string">
            <text:p>8802/3</text:p>
          </table:table-cell>
          <table:table-cell office:value-type="string">
            <text:p>Giant cell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304</text:p>
          </table:table-cell>
          <table:table-cell office:value-type="string">
            <text:p>Malignant giant cell tumor of bon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pleomorphic xanthoastrocytoma</text:p>
          </table:table-cell>
          <table:table-cell office:value-type="string">
            <text:p>9424/3</text:p>
          </table:table-cell>
          <table:table-cell office:value-type="string">
            <text:p>Pleomorphic xantho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3</text:p>
          </table:table-cell>
          <table:table-cell office:value-type="string">
            <text:p>Pleomorphic Xanth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blastoma</text:p>
          </table:table-cell>
          <table:table-cell office:value-type="string">
            <text:p>9430/3</text:p>
          </table:table-cell>
          <table:table-cell office:value-type="string">
            <text:p>Ast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4</text:p>
          </table:table-cell>
          <table:table-cell office:value-type="string">
            <text:p>Ast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ant cell glioblastoma [cell line G179]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5</text:p>
          </table:table-cell>
          <table:table-cell office:value-type="string">
            <text:p>Giant cell gli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dendroglioma, anaplastic</text:p>
          </table:table-cell>
          <table:table-cell office:value-type="string">
            <text:p>9451/3</text:p>
          </table:table-cell>
          <table:table-cell office:value-type="string">
            <text:p>Oligodendrogli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6</text:p>
          </table:table-cell>
          <table:table-cell office:value-type="string">
            <text:p>Anaplastic Oligodendro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oligodendroglioma</text:p>
          </table:table-cell>
          <table:table-cell office:value-type="string">
            <text:p>9451/3</text:p>
          </table:table-cell>
          <table:table-cell office:value-type="string">
            <text:p>Oligodendrogli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6</text:p>
          </table:table-cell>
          <table:table-cell office:value-type="string">
            <text:p>Anaplastic Oligodendro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/>
          <table:table-cell office:value-type="string">
            <text:p>9673/3</text:p>
          </table:table-cell>
          <table:table-cell office:value-type="string">
            <text:p>Mantle 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37</text:p>
          </table:table-cell>
          <table:table-cell office:value-type="string">
            <text:p>Mantle 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ntle cell lymphoma</text:p>
          </table:table-cell>
          <table:table-cell office:value-type="string">
            <text:p>9673/3</text:p>
          </table:table-cell>
          <table:table-cell office:value-type="string">
            <text:p>Mantle 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37</text:p>
          </table:table-cell>
          <table:table-cell office:value-type="string">
            <text:p>Mantle 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st-polycythemia vera myelofibrosis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st-essential thrombocythemia myelofibrosis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proliferative neoplasm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flat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polypoid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adenocarcinoma [cell line HCT 15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adenocarcinoma [cell line MT-3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carcinoma [left, well differentiated]</text:p>
          </table:table-cell>
          <table:table-cell office:value-type="string">
            <text:p>8144/3</text:p>
          </table:table-cell>
          <table:table-cell office:value-type="string">
            <text:p>Adenocarcinoma, intestinal type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osigmoid adenocarcinoma [cell line HT-29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584</text:p>
          </table:table-cell>
          <table:table-cell office:value-type="string">
            <text:p>Rectosigm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osigmoid cancer [Partial Androgen Insensitivity Syndrom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9.9</text:p>
          </table:table-cell>
          <table:table-cell office:value-type="string">
            <text:p>Rectosigmoid junction</text:p>
          </table:table-cell>
          <table:table-cell office:value-type="string">
            <text:p>C43584</text:p>
          </table:table-cell>
          <table:table-cell office:value-type="string">
            <text:p>Rectosigm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langiocarcinoma</text:p>
          </table:table-cell>
          <table:table-cell office:value-type="string">
            <text:p>8160/3</text:p>
          </table:table-cell>
          <table:table-cell office:value-type="string">
            <text:p>Cholangiocarcinoma</text:p>
          </table:table-cell>
          <table:table-cell office:value-type="string">
            <text:p>C24.9</text:p>
          </table:table-cell>
          <table:table-cell office:value-type="string">
            <text:p>Extrahepatic and unspecified bile ducts</text:p>
          </table:table-cell>
          <table:table-cell office:value-type="string">
            <text:p>C4436</text:p>
          </table:table-cell>
          <table:table-cell office:value-type="string">
            <text:p>Cholangi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 carcinoma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lung cell carcinoma [cell line COR-L23/CPR]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 lung carcinoma [cell line NCI-H1299]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giant cell carcinoma [cell line HCC1359]</text:p>
          </table:table-cell>
          <table:table-cell office:value-type="string">
            <text:p>8031/3</text:p>
          </table:table-cell>
          <table:table-cell office:value-type="string">
            <text:p>Giant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452</text:p>
          </table:table-cell>
          <table:table-cell office:value-type="string">
            <text:p>Lung giant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phyllodes tumor</text:p>
          </table:table-cell>
          <table:table-cell office:value-type="string">
            <text:p>9020/3</text:p>
          </table:table-cell>
          <table:table-cell office:value-type="string">
            <text:p>Phyllodes tumor, malignant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504</text:p>
          </table:table-cell>
          <table:table-cell office:value-type="string">
            <text:p>Malignant Breast Phyllodes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tumour [benign, mucinous]</text:p>
          </table:table-cell>
          <table:table-cell office:value-type="string">
            <text:p>8470/0</text:p>
          </table:table-cell>
          <table:table-cell office:value-type="string">
            <text:p>Mucinous cyst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512</text:p>
          </table:table-cell>
          <table:table-cell office:value-type="string">
            <text:p>Ovarian Mucinous Cyst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adenosquamous carcinoma [cell line CC-8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4519</text:p>
          </table:table-cell>
          <table:table-cell office:value-type="string">
            <text:p>Cervical 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nal oncocytoma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526</text:p>
          </table:table-cell>
          <table:table-cell office:value-type="string">
            <text:p>Kidney Onc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lactin pituitary tumor [agressive-invasive]</text:p>
          </table:table-cell>
          <table:table-cell office:value-type="string">
            <text:p>8272/3</text:p>
          </table:table-cell>
          <table:table-cell office:value-type="string">
            <text:p>Pituitary carc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4536</text:p>
          </table:table-cell>
          <table:table-cell office:value-type="string">
            <text:p>Pituitary Glan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invasive prolactin pituitary tumour</text:p>
          </table:table-cell>
          <table:table-cell office:value-type="string">
            <text:p>8272/3</text:p>
          </table:table-cell>
          <table:table-cell office:value-type="string">
            <text:p>Pituitary carc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4536</text:p>
          </table:table-cell>
          <table:table-cell office:value-type="string">
            <text:p>Pituitary Glan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mucoepidermoid carcinoma [cell line EPLC-272H]</text:p>
          </table:table-cell>
          <table:table-cell office:value-type="string">
            <text:p>8430/3</text:p>
          </table:table-cell>
          <table:table-cell office:value-type="string">
            <text:p>Mucoepidermoid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5544</text:p>
          </table:table-cell>
          <table:table-cell office:value-type="string">
            <text:p>Lung mucoepidermoi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pereosinophilic syndrome</text:p>
          </table:table-cell>
          <table:table-cell office:value-type="string">
            <text:p>9964/3</text:p>
          </table:table-cell>
          <table:table-cell office:value-type="string">
            <text:p>Chronic eosinophil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563</text:p>
          </table:table-cell>
          <table:table-cell office:value-type="string">
            <text:p>Chronic Eosinophilic Leukemia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sothelioma [cell line NCI-H226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5662</text:p>
          </table:table-cell>
          <table:table-cell office:value-type="string">
            <text:p>Pleural 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epithelioid mesothelioma [cell line ACC-MESO-1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45662</text:p>
          </table:table-cell>
          <table:table-cell office:value-type="string">
            <text:p>Pleural 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sarcomatoid mesothelioma [cell line NCI-H28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5663</text:p>
          </table:table-cell>
          <table:table-cell office:value-type="string">
            <text:p>Pleural sarcomatoid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biphasic mesothelioma [cell line NCI-H2452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5665</text:p>
          </table:table-cell>
          <table:table-cell office:value-type="string">
            <text:p>Pleural biphasic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biphasic mesothelioma [cell line Y-MESO-8D</text:p>
          </table:table-cell>
          <table:table-cell office:value-type="string">
            <text:p>9053/3</text:p>
          </table:table-cell>
          <table:table-cell office:value-type="string">
            <text:p>Mesothelioma, biphasic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45665</text:p>
          </table:table-cell>
          <table:table-cell office:value-type="string">
            <text:p>Pleural biphasic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yroid carcinoma [cell line TH7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6008</text:p>
          </table:table-cell>
          <table:table-cell office:value-type="string">
            <text:p>Thyroid Gland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ational choriocarcinoma [cell line JAR]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4646</text:p>
          </table:table-cell>
          <table:table-cell office:value-type="string">
            <text:p>Gestational chori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ongue squamous cell carcinoma [cell line HSC-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4648</text:p>
          </table:table-cell>
          <table:table-cell office:value-type="string">
            <text:p>Tongue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lenic Marginal Zone Lymphoma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ixed lineage leukemia</text:p>
          </table:table-cell>
          <table:table-cell office:value-type="string">
            <text:p>9805/3</text:p>
          </table:table-cell>
          <table:table-cell office:value-type="string">
            <text:p>Acute biphenotyp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673</text:p>
          </table:table-cell>
          <table:table-cell office:value-type="string">
            <text:p>Acute Biphenotyp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biphenotypic leukemia [cell line MY]</text:p>
          </table:table-cell>
          <table:table-cell office:value-type="string">
            <text:p>9805/3</text:p>
          </table:table-cell>
          <table:table-cell office:value-type="string">
            <text:p>Acute biphenotyp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673</text:p>
          </table:table-cell>
          <table:table-cell office:value-type="string">
            <text:p>Acute Biphenotyp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teropathy type T-cell lymphoma</text:p>
          </table:table-cell>
          <table:table-cell office:value-type="string">
            <text:p>9717/3</text:p>
          </table:table-cell>
          <table:table-cell office:value-type="string">
            <text:p>Intestinal T-cell lymphoma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C4737</text:p>
          </table:table-cell>
          <table:table-cell office:value-type="string">
            <text:p>Enteropathy-Associated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prolymphocytic leukemia</text:p>
          </table:table-cell>
          <table:table-cell office:value-type="string">
            <text:p>9834/3</text:p>
          </table:table-cell>
          <table:table-cell office:value-type="string">
            <text:p>Prolymphocytic leukemia, T-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752</text:p>
          </table:table-cell>
          <table:table-cell office:value-type="string">
            <text:p>T-Cell Pro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wing sarcoma</text:p>
          </table:table-cell>
          <table:table-cell office:value-type="string">
            <text:p>9260/3</text:p>
          </table:table-cell>
          <table:table-cell office:value-type="string">
            <text:p>Ewing 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4817</text:p>
          </table:table-cell>
          <table:table-cell office:value-type="string">
            <text:p>Ewing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carcinoma [cell lin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819</text:p>
          </table:table-cell>
          <table:table-cell office:value-type="string">
            <text:p>Skin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819</text:p>
          </table:table-cell>
          <table:table-cell office:value-type="string">
            <text:p>Skin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ganglioma, benign</text:p>
          </table:table-cell>
          <table:table-cell office:value-type="string">
            <text:p>8680/0</text:p>
          </table:table-cell>
          <table:table-cell office:value-type="string">
            <text:p>Paraganglioma, benign</text:p>
          </table:table-cell>
          <table:table-cell office:value-type="string">
            <text:p>C75.5</text:p>
          </table:table-cell>
          <table:table-cell office:value-type="string">
            <text:p>Aortic body and other paraganglia</text:p>
          </table:table-cell>
          <table:table-cell office:value-type="string">
            <text:p>C48305</text:p>
          </table:table-cell>
          <table:table-cell office:value-type="string">
            <text:p>Benign Adrenal Gland Pheochrom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leukoplaki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4833</text:p>
          </table:table-cell>
          <table:table-cell office:value-type="string">
            <text:p>Oral Cavity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4833</text:p>
          </table:table-cell>
          <table:table-cell office:value-type="string">
            <text:p>Oral Cavity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cavity squamous cell carcinoma [cell line HSC-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4833</text:p>
          </table:table-cell>
          <table:table-cell office:value-type="string">
            <text:p>Oral cavity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wing tumor</text:p>
          </table:table-cell>
          <table:table-cell office:value-type="string">
            <text:p>9260/3</text:p>
          </table:table-cell>
          <table:table-cell office:value-type="string">
            <text:p>Ewing sarc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4835</text:p>
          </table:table-cell>
          <table:table-cell office:value-type="string">
            <text:p>Ewing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ildhood acute monocytic leukemia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861</text:p>
          </table:table-cell>
          <table:table-cell office:value-type="string">
            <text:p>Acute Mon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carcinoma [cell line DU145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4863</text:p>
          </table:table-cell>
          <table:table-cell office:value-type="string">
            <text:p>Prostate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Breast Cancer [BRCA1mutation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872</text:p>
          </table:table-cell>
          <table:table-cell office:value-type="string">
            <text:p>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carcinoma [cell line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878</text:p>
          </table:table-cell>
          <table:table-cell office:value-type="string">
            <text:p>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Endometrioid and Papillary serous ovarian tumo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908</text:p>
          </table:table-cell>
          <table:table-cell office:value-type="string">
            <text:p>Ovarian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908</text:p>
          </table:table-cell>
          <table:table-cell office:value-type="string">
            <text:p>Ovarian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908</text:p>
          </table:table-cell>
          <table:table-cell office:value-type="string">
            <text:p>Ovarian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carcinoma [cell line HCT 116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910</text:p>
          </table:table-cell>
          <table:table-cell office:value-type="string">
            <text:p>Colon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rcinoma [cell line SNU-1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911</text:p>
          </table:table-cell>
          <table:table-cell office:value-type="string">
            <text:p>Gastric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rcinoma [cell line 5637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4912</text:p>
          </table:table-cell>
          <table:table-cell office:value-type="string">
            <text:p>Bladde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rinoma [cell line T24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4912</text:p>
          </table:table-cell>
          <table:table-cell office:value-type="string">
            <text:p>Bladde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lung carcinoma [cell line NCI-H748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917</text:p>
          </table:table-cell>
          <table:table-cell office:value-type="string">
            <text:p>Small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ular medulloblastoma</text:p>
          </table:table-cell>
          <table:table-cell office:value-type="string">
            <text:p>9471/3</text:p>
          </table:table-cell>
          <table:table-cell office:value-type="string">
            <text:p>Desmoplastic nodular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56</text:p>
          </table:table-cell>
          <table:table-cell office:value-type="string">
            <text:p>Desmoplastic/Nodular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smoplastic medulloblastoma</text:p>
          </table:table-cell>
          <table:table-cell office:value-type="string">
            <text:p>9471/3</text:p>
          </table:table-cell>
          <table:table-cell office:value-type="string">
            <text:p>Desmoplastic nodular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56</text:p>
          </table:table-cell>
          <table:table-cell office:value-type="string">
            <text:p>Desmoplastic/Nodular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blastoma [desmoplastic]</text:p>
          </table:table-cell>
          <table:table-cell office:value-type="string">
            <text:p>9471/3</text:p>
          </table:table-cell>
          <table:table-cell office:value-type="string">
            <text:p>Desmoplastic nodular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56</text:p>
          </table:table-cell>
          <table:table-cell office:value-type="string">
            <text:p>Desmoplastic/Nodular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Hodgkin Lymphoma [cell line HBL-2]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5051</text:p>
          </table:table-cell>
          <table:table-cell office:value-type="string">
            <text:p>AIDS-related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omorphic breast carcinoma [cell line SUM159PT]</text:p>
          </table:table-cell>
          <table:table-cell office:value-type="string">
            <text:p>8022/3</text:p>
          </table:table-cell>
          <table:table-cell office:value-type="string">
            <text:p>Pleomorphic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5161</text:p>
          </table:table-cell>
          <table:table-cell office:value-type="string">
            <text:p>Pleomorphic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adenocarcinoma [cell line MDA-MB-361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5214</text:p>
          </table:table-cell>
          <table:table-cell office:value-type="string">
            <text:p>Breast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w grade serous ovarian tumour</text:p>
          </table:table-cell>
          <table:table-cell office:value-type="string">
            <text:p>8442/1</text:p>
          </table:table-cell>
          <table:table-cell office:value-type="string">
            <text:p>Serous cystadenoma, borderline malignancy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26</text:p>
          </table:table-cell>
          <table:table-cell office:value-type="string">
            <text:p>Borderline Ovarian Serous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ystadenocarcinoma [cell line PEO14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28</text:p>
          </table:table-cell>
          <table:table-cell office:value-type="string">
            <text:p>Ovarian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leiomyosarcoma [cell line RKN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34</text:p>
          </table:table-cell>
          <table:table-cell office:value-type="string">
            <text:p>Ovarian lei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mucinous adenocarcinoma [cell line OCI-M1p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43</text:p>
          </table:table-cell>
          <table:table-cell office:value-type="string">
            <text:p>Ovarian 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inous ovarian tumor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43</text:p>
          </table:table-cell>
          <table:table-cell office:value-type="string">
            <text:p>Ovarian 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 ring gastric adenocarcinoma [cell line KATO III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t ring gastric adenocarcinoma [cell line NUGC-4]</text:p>
          </table:table-cell>
          <table:table-cell office:value-type="string">
            <text:p>8490/3</text:p>
          </table:table-cell>
          <table:table-cell office:value-type="string">
            <text:p>Signet ring cell carcin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t ring cell gastric adenocarcinoma [cell line GP202]</text:p>
          </table:table-cell>
          <table:table-cell office:value-type="string">
            <text:p>8940/3</text:p>
          </table:table-cell>
          <table:table-cell office:value-type="string">
            <text:p>Signet ring cell carcin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T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266</text:p>
          </table:table-cell>
          <table:table-cell office:value-type="string">
            <text:p>Gastric Mucosa-Associated Lymphoid Tissu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chondroma [Mafucci syndrome]</text:p>
          </table:table-cell>
          <table:table-cell office:value-type="string">
            <text:p>9220/0</text:p>
          </table:table-cell>
          <table:table-cell office:value-type="string">
            <text:p>Chondr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53459</text:p>
          </table:table-cell>
          <table:table-cell office:value-type="string">
            <text:p>Chond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itive neuroectodermal tumor [medulloepithelioma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gastrointestinal stromal tumor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3999</text:p>
          </table:table-cell>
          <table:table-cell office:value-type="string">
            <text:p>Malignant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stroma tumor [cell line GIST882X]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3999</text:p>
          </table:table-cell>
          <table:table-cell office:value-type="string">
            <text:p>Malignant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stromal tumor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3999</text:p>
          </table:table-cell>
          <table:table-cell office:value-type="string">
            <text:p>Malignant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gastrointestinal stromal tumor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3999</text:p>
          </table:table-cell>
          <table:table-cell office:value-type="string">
            <text:p>Malignant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tubular adenocarcinoma [cell line NCI-N87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473</text:p>
          </table:table-cell>
          <table:table-cell office:value-type="string">
            <text:p>Gastric tubular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squamous carcinoma [cell line MKN1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474</text:p>
          </table:table-cell>
          <table:table-cell office:value-type="string">
            <text:p>Gastric 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cum adenocarcinoma [cell line LS1034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5543</text:p>
          </table:table-cell>
          <table:table-cell office:value-type="string">
            <text:p>Cecum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cum adenocarcinom [cell line VACO 10MS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5543</text:p>
          </table:table-cell>
          <table:table-cell office:value-type="string">
            <text:p>Cecum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lung adenocarcinoma [cell line NCI-H820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5650</text:p>
          </table:table-cell>
          <table:table-cell office:value-type="string">
            <text:p>Papillary lung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opulmonary blastoma</text:p>
          </table:table-cell>
          <table:table-cell office:value-type="string">
            <text:p>8973/3</text:p>
          </table:table-cell>
          <table:table-cell office:value-type="string">
            <text:p>Pleuropulmonary blast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5669</text:p>
          </table:table-cell>
          <table:table-cell office:value-type="string">
            <text:p>Pleuropulmonary 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squamous carcinoma [cell line KP-3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5721</text:p>
          </table:table-cell>
          <table:table-cell office:value-type="string">
            <text:p>Pancreatic 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epidermoid carcinoma</text:p>
          </table:table-cell>
          <table:table-cell office:value-type="string">
            <text:p>8430/3</text:p>
          </table:table-cell>
          <table:table-cell office:value-type="string">
            <text:p>Mucoepidermoid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5953</text:p>
          </table:table-cell>
          <table:table-cell office:value-type="string">
            <text:p>Minor Salivary Gland Mucoepidermoi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stoma [cell line U-138MG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0781</text:p>
          </table:table-cell>
          <table:table-cell office:value-type="string">
            <text:p>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toma [cell line NMC-G1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0781</text:p>
          </table:table-cell>
          <table:table-cell office:value-type="string">
            <text:p>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granulosa cell tumor [cell line COV434]</text:p>
          </table:table-cell>
          <table:table-cell office:value-type="string">
            <text:p>8620/3</text:p>
          </table:table-cell>
          <table:table-cell office:value-type="string">
            <text:p>Granulosa cell tumor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261</text:p>
          </table:table-cell>
          <table:table-cell office:value-type="string">
            <text:p>Ovarian granulosa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endometrioid carcinoma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6287</text:p>
          </table:table-cell>
          <table:table-cell office:value-type="string">
            <text:p>Endometrial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carcinoma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6287</text:p>
          </table:table-cell>
          <table:table-cell office:value-type="string">
            <text:p>Endometrial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oid carcinoma [uterine corpus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6287</text:p>
          </table:table-cell>
          <table:table-cell office:value-type="string">
            <text:p>Endometrial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us sarcoma [cell line MES-SA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6339</text:p>
          </table:table-cell>
          <table:table-cell office:value-type="string">
            <text:p>Uterine corpus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leiomyosarcoma [cell line SK-UT-1B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6340</text:p>
          </table:table-cell>
          <table:table-cell office:value-type="string">
            <text:p>Uterine corpus lei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sarcoma [cell line SKN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6340</text:p>
          </table:table-cell>
          <table:table-cell office:value-type="string">
            <text:p>Uterine corpus lei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embryonal carcinoma [cell line NEC8]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6341</text:p>
          </table:table-cell>
          <table:table-cell office:value-type="string">
            <text:p>Testicular embryon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dgut carcinoid tumor [cell line H-STS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6422</text:p>
          </table:table-cell>
          <table:table-cell office:value-type="string">
            <text:p>Midgut carcin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lammatory myofibroblastic tumour [pulmonary]</text:p>
          </table:table-cell>
          <table:table-cell office:value-type="string">
            <text:p>8825/1</text:p>
          </table:table-cell>
          <table:table-cell office:value-type="string">
            <text:p>Myofibroblastic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481</text:p>
          </table:table-cell>
          <table:table-cell office:value-type="string">
            <text:p>Inflammatory Myofibroblastic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ynovial sarcoma [cell line Fuji]</text:p>
          </table:table-cell>
          <table:table-cell office:value-type="string">
            <text:p>9041/3</text:p>
          </table:table-cell>
          <table:table-cell office:value-type="string">
            <text:p>Synovial sarcoma, spindle cell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34</text:p>
          </table:table-cell>
          <table:table-cell office:value-type="string">
            <text:p>Monophasic synovial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nophasic synovial sarcoma [cell line HS-SY-2]</text:p>
          </table:table-cell>
          <table:table-cell office:value-type="string">
            <text:p>9041/3</text:p>
          </table:table-cell>
          <table:table-cell office:value-type="string">
            <text:p>Synovial sarcoma, spindle cell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34</text:p>
          </table:table-cell>
          <table:table-cell office:value-type="string">
            <text:p>Monophasic synovial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ary thyroid carcinoma [cervical node metastasis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3</text:p>
          </table:table-cell>
          <table:table-cell office:value-type="string">
            <text:p>Thyroid gland</text:p>
          </table:table-cell>
          <table:table-cell office:value-type="string">
            <text:p>C66718</text:p>
          </table:table-cell>
          <table:table-cell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 type 2</text:p>
          </table:table-cell>
          <table:table-cell office:value-type="string">
            <text:p>9540/1</text:p>
          </table:table-cell>
          <table:table-cell office:value-type="string">
            <text:p>Neurofibromatosis, NOS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C6727</text:p>
          </table:table-cell>
          <table:table-cell office:value-type="string">
            <text:p>Neurofibromat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 type 3</text:p>
          </table:table-cell>
          <table:table-cell office:value-type="string">
            <text:p>9540/1</text:p>
          </table:table-cell>
          <table:table-cell office:value-type="string">
            <text:p>Neurofibromatosis, NOS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C6727</text:p>
          </table:table-cell>
          <table:table-cell office:value-type="string">
            <text:p>Neurofibromat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 type 1</text:p>
          </table:table-cell>
          <table:table-cell office:value-type="string">
            <text:p>9540/1</text:p>
          </table:table-cell>
          <table:table-cell office:value-type="string">
            <text:p>Neurofibromatosis, NOS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C6727</text:p>
          </table:table-cell>
          <table:table-cell office:value-type="string">
            <text:p>Neurofibromat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small cell carcinoma [cell line NCI-H660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6766</text:p>
          </table:table-cell>
          <table:table-cell office:value-type="string">
            <text:p>Prostate smal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dia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6.0</text:p>
          </table:table-cell>
          <table:table-cell office:value-type="string">
            <text:p>Cardia, NOS</text:p>
          </table:table-cell>
          <table:table-cell office:value-type="string">
            <text:p>C6794</text:p>
          </table:table-cell>
          <table:table-cell office:value-type="string">
            <text:p>Gastric Cardia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serous tumor [xenograft]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serous ovarian tumor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cystadenocarcinoma [Bilateral]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table:style-name="ce4"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ubependymoma [left lateral ventricle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xopapillary ependymoma [cauda equin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endymoma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/anaplastic medulloblastoma</text:p>
          </table:table-cell>
          <table:table-cell office:value-type="string">
            <text:p>9474/3</text:p>
          </table:table-cell>
          <table:table-cell office:value-type="string">
            <text:p>Large cell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4</text:p>
          </table:table-cell>
          <table:table-cell office:value-type="string">
            <text:p>Large Cell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medulloblastoma [diffuse moderate anaplasia]</text:p>
          </table:table-cell>
          <table:table-cell office:value-type="string">
            <text:p>9474/3</text:p>
          </table:table-cell>
          <table:table-cell office:value-type="string">
            <text:p>Large cell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4</text:p>
          </table:table-cell>
          <table:table-cell office:value-type="string">
            <text:p>Large Cell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teratoid/rhabdoid tumor</text:p>
          </table:table-cell>
          <table:table-cell office:value-type="string">
            <text:p>9508/3</text:p>
          </table:table-cell>
          <table:table-cell office:value-type="string">
            <text:p>Atypical teratoid/rhabdoid tumor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6</text:p>
          </table:table-cell>
          <table:table-cell office:value-type="string">
            <text:p>Atypical Teratoid/Rhabd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effusion lymphoma [cell line JSC-1]</text:p>
          </table:table-cell>
          <table:table-cell office:value-type="string">
            <text:p>9678/3</text:p>
          </table:table-cell>
          <table:table-cell office:value-type="string">
            <text:p>Primary effusion lymphoma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6915</text:p>
          </table:table-cell>
          <table:table-cell office:value-type="string">
            <text:p>Primary effusio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/Burkitt-like lymphomas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ymphoma [IG-MYC pos., 3q2 break neg., t(14;18) neg.]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lymphoblastic lymphoma</text:p>
          </table:table-cell>
          <table:table-cell office:value-type="string">
            <text:p>9729/3</text:p>
          </table:table-cell>
          <table:table-cell office:value-type="string">
            <text:p>Precursor T-cell lymphoblastic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6919</text:p>
          </table:table-cell>
          <table:table-cell office:value-type="string">
            <text:p>T Lymphoblastic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upratentorial Primitive Neuroectodermal Tumor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6968</text:p>
          </table:table-cell>
          <table:table-cell office:value-type="string">
            <text:p>Supratentorial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itive neuroepidermal tumor [PNET; supratentorial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6968</text:p>
          </table:table-cell>
          <table:table-cell office:value-type="string">
            <text:p>Supratentorial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idney renal papillary cell carcinoma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6975</text:p>
          </table:table-cell>
          <table:table-cell office:value-type="string">
            <text:p>Papillary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renal cell carcinoma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6975</text:p>
          </table:table-cell>
          <table:table-cell office:value-type="string">
            <text:p>Papillary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arret adenocarcinoma [cell line OE33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7027</text:p>
          </table:table-cell>
          <table:table-cell office:value-type="string">
            <text:p>Barrett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ndifferentiated pleomorphic sarcoma</text:p>
          </table:table-cell>
          <table:table-cell office:value-type="string">
            <text:p>8805/3</text:p>
          </table:table-cell>
          <table:table-cell office:value-type="string">
            <text:p>Undifferentiated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059</text:p>
          </table:table-cell>
          <table:table-cell office:value-type="string">
            <text:p>Mesenchymal Cell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undifferentiated sarcoma [trunk]</text:p>
          </table:table-cell>
          <table:table-cell office:value-type="string">
            <text:p>8805/3</text:p>
          </table:table-cell>
          <table:table-cell office:value-type="string">
            <text:p>Undifferentiated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059</text:p>
          </table:table-cell>
          <table:table-cell office:value-type="string">
            <text:p>Mesenchymal Cell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rythroleukemia [cell line HEL]</text:p>
          </table:table-cell>
          <table:table-cell office:value-type="string">
            <text:p>9840/3</text:p>
          </table:table-cell>
          <table:table-cell office:value-type="string">
            <text:p>Erythro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152</text:p>
          </table:table-cell>
          <table:table-cell office:value-type="string">
            <text:p>Erythro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onoblastic leukemia with differentiation [FAB M5b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171</text:p>
          </table:table-cell>
          <table:table-cell office:value-type="string">
            <text:p>Acute Mon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w-grade Astrocytoma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ly infiltrating astrocytoma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T-cell lymphoma, unspecified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T-cell lymphoma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othelial 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5.9</text:p>
          </table:table-cell>
          <table:table-cell office:value-type="string">
            <text:p>Renal pelvis, ureter</text:p>
          </table:table-cell>
          <table:table-cell office:value-type="string">
            <text:p>C7355</text:p>
          </table:table-cell>
          <table:table-cell office:value-type="string">
            <text:p>Renal Pelvis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carcinoma [cell line AN3-CA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7359</text:p>
          </table:table-cell>
          <table:table-cell office:value-type="string">
            <text:p>Endometri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carcinoma [cell line Ishikawa (Heraklio) 02 ER-]</text:p>
          </table:table-cell>
          <table:table-cell office:value-type="string">
            <text:p>8382/3</text:p>
          </table:table-cell>
          <table:table-cell office:value-type="string">
            <text:p>Endometrioid adenocarcinoma, secretory variant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7359</text:p>
          </table:table-cell>
          <table:table-cell office:value-type="string">
            <text:p>Endometri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malignant mesothelioma [cell line Y-MESO-9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7376</text:p>
          </table:table-cell>
          <table:table-cell office:value-type="string">
            <text:p>Pleural malignant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airy cell leukemia [cell line MLMA]</text:p>
          </table:table-cell>
          <table:table-cell office:value-type="string">
            <text:p>9940/3</text:p>
          </table:table-cell>
          <table:table-cell office:value-type="string">
            <text:p>Hairy cell leukemia</text:p>
          </table:table-cell>
          <table:table-cell office:value-type="string">
            <text:p>C77.9</text:p>
          </table:table-cell>
          <table:table-cell office:value-type="string">
            <text:p>Lymph nodes</text:p>
          </table:table-cell>
          <table:table-cell office:value-type="string">
            <text:p>C7402</text:p>
          </table:table-cell>
          <table:table-cell office:value-type="string">
            <text:p>Hairy cell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lat ductal intraepithelial neoplasia</text:p>
          </table:table-cell>
          <table:table-cell office:value-type="string">
            <text:p>8050/0</text:p>
          </table:table-cell>
          <table:table-cell office:value-type="string">
            <text:p>Papill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7440</text:p>
          </table:table-cell>
          <table:table-cell office:value-type="string">
            <text:p>Papill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monocytic leukemia [cell line KY821]</text:p>
          </table:table-cell>
          <table:table-cell office:value-type="string">
            <text:p>9867/3</text:p>
          </table:table-cell>
          <table:table-cell office:value-type="string">
            <text:p>Acute myelomonocy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463</text:p>
          </table:table-cell>
          <table:table-cell office:value-type="string">
            <text:p>Acute myelomon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immunoblastic T-cell lymphoma</text:p>
          </table:table-cell>
          <table:table-cell office:value-type="string">
            <text:p>9705/3</text:p>
          </table:table-cell>
          <table:table-cell office:value-type="string">
            <text:p>Angioimmunoblastic T-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528</text:p>
          </table:table-cell>
          <table:table-cell office:value-type="string">
            <text:p>Angioimmunoblastic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tinoblastoma</text:p>
          </table:table-cell>
          <table:table-cell office:value-type="string">
            <text:p>9510/3</text:p>
          </table:table-cell>
          <table:table-cell office:value-type="string">
            <text:p>Retinoblastoma, NOS</text:p>
          </table:table-cell>
          <table:table-cell office:value-type="string">
            <text:p>C69.2</text:p>
          </table:table-cell>
          <table:table-cell office:value-type="string">
            <text:p>Retina</text:p>
          </table:table-cell>
          <table:table-cell office:value-type="string">
            <text:p>C7541</text:p>
          </table:table-cell>
          <table:table-cell office:value-type="string">
            <text:p>Retin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kin tumor [cell line SK-N-MC]</text:p>
          </table:table-cell>
          <table:table-cell office:value-type="string">
            <text:p>9365/3</text:p>
          </table:table-cell>
          <table:table-cell office:value-type="string">
            <text:p>Askin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7542</text:p>
          </table:table-cell>
          <table:table-cell office:value-type="string">
            <text:p>Askin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adenocarcinoma [cell line INT.Ov2]</text:p>
          </table:table-cell>
          <table:table-cell office:value-type="string">
            <text:p>8441/3</text:p>
          </table:table-cell>
          <table:table-cell office:value-type="string">
            <text:p>serous 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550</text:p>
          </table:table-cell>
          <table:table-cell office:value-type="string">
            <text:p>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cystadenocarcinoma [cell line OV-MZ-15]</text:p>
          </table:table-cell>
          <table:table-cell office:value-type="string">
            <text:p>8441/3</text:p>
          </table:table-cell>
          <table:table-cell office:value-type="string">
            <text:p>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550</text:p>
          </table:table-cell>
          <table:table-cell office:value-type="string">
            <text:p>Ovarian 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tastatic lobular breast carcinoma [cell line HCC2185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76328</text:p>
          </table:table-cell>
          <table:table-cell office:value-type="string">
            <text:p>Metastatic 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iltrating duct and lobular carcinoma</text:p>
          </table:table-cell>
          <table:table-cell office:value-type="string">
            <text:p>8522/3</text:p>
          </table:table-cell>
          <table:table-cell office:value-type="string">
            <text:p>Infiltrating duct and lobular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7688</text:p>
          </table:table-cell>
          <table:table-cell table:style-name="ce5" office:value-type="string">
            <text:p>Invasive Ductal and Lob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adenocarcinoma [cell line CAOV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700</text:p>
          </table:table-cell>
          <table:table-cell office:value-type="string">
            <text:p>Ovaria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carcinoid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7709</text:p>
          </table:table-cell>
          <table:table-cell office:value-type="string">
            <text:p>Digestive System Neuroendocrine Tumor G1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veal melanoma [cell line Mel202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7712</text:p>
          </table:table-cell>
          <table:table-cell office:value-type="string">
            <text:p>Uveal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bowel juvenile polyps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C7888</text:p>
          </table:table-cell>
          <table:table-cell office:value-type="string">
            <text:p>Small Intestin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odenal adenocarcinoma [cell line AZ-52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7889</text:p>
          </table:table-cell>
          <table:table-cell office:value-type="string">
            <text:p>Duoden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breast carcinoma [cell line MDA-MB-134-VI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7950</text:p>
          </table:table-cell>
          <table:table-cell office:value-type="string">
            <text:p>Invasive 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lobular breast carcinoma [cell line SUM44PE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7950</text:p>
          </table:table-cell>
          <table:table-cell office:value-type="string">
            <text:p>Invasive 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 acute lymphoblastic leukemia [cell line J.gamma1]</text:p>
          </table:table-cell>
          <table:table-cell office:value-type="string">
            <text:p>9837/3</text:p>
          </table:table-cell>
          <table:table-cell office:value-type="string">
            <text:p>Precursor T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953</text:p>
          </table:table-cell>
          <table:table-cell office:value-type="string">
            <text:p>Childhood T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eukemia [cell line KHM-10B]</text:p>
          </table:table-cell>
          <table:table-cell office:value-type="string">
            <text:p>9826/3</text:p>
          </table:table-cell>
          <table:table-cell office:value-type="string">
            <text:p>Burkitt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954</text:p>
          </table:table-cell>
          <table:table-cell office:value-type="string">
            <text:p>Adult Burkitt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oid ovarian tumor</text:p>
          </table:table-cell>
          <table:table-cell office:value-type="string">
            <text:p>8380/0</text:p>
          </table:table-cell>
          <table:table-cell office:value-type="string">
            <text:p>Endometroid 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979</text:p>
          </table:table-cell>
          <table:table-cell office:value-type="string">
            <text:p>Ovarian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endometrioid adenocarcinoma [cell line TOV-112D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979</text:p>
          </table:table-cell>
          <table:table-cell office:value-type="string">
            <text:p>Ovarian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ystoadenocarcinoma [cell line IGROV-1]</text:p>
          </table:table-cell>
          <table:table-cell office:value-type="string">
            <text:p>8440/3</text:p>
          </table:table-cell>
          <table:table-cell office:value-type="string">
            <text:p>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979</text:p>
          </table:table-cell>
          <table:table-cell office:value-type="string">
            <text:p>Ovarian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esothelioma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ry gland squamous cell carcinoma [cell line A-25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1.9</text:p>
          </table:table-cell>
          <table:table-cell office:value-type="string">
            <text:p>Tongue</text:p>
          </table:table-cell>
          <table:table-cell office:value-type="string">
            <text:p>C7991</text:p>
          </table:table-cell>
          <table:table-cell office:value-type="string">
            <text:p>Salivary gland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ad and neck carcinoma [cell lin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C7992</text:p>
          </table:table-cell>
          <table:table-cell office:value-type="string">
            <text:p>Nasopharyngeal Keratinizing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8026</text:p>
          </table:table-cell>
          <table:table-cell office:value-type="string">
            <text:p>Salivary Gland Adenoid Cystic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Waldenstrom macroglobulinemia</text:p>
          </table:table-cell>
          <table:table-cell office:value-type="string">
            <text:p>9761/3</text:p>
          </table:table-cell>
          <table:table-cell office:value-type="string">
            <text:p>Waldenstrom macroglobuli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0307</text:p>
          </table:table-cell>
          <table:table-cell office:value-type="string">
            <text:p>Waldenstrom Macroglobulin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carcinoma [cell line FTC-133]</text:p>
          </table:table-cell>
          <table:table-cell office:value-type="string">
            <text:p>8335/3</text:p>
          </table:table-cell>
          <table:table-cell office:value-type="string">
            <text:p>Follicular carcinoma, minimally invasive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8054</text:p>
          </table:table-cell>
          <table:table-cell office:value-type="string">
            <text:p>Thyroid Gland Follic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yroid gland follicular carcinoma [cell line FTC-238]</text:p>
          </table:table-cell>
          <table:table-cell office:value-type="string">
            <text:p>8335/3</text:p>
          </table:table-cell>
          <table:table-cell office:value-type="string">
            <text:p>Follicular carcinoma, minimally invasive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8054</text:p>
          </table:table-cell>
          <table:table-cell office:value-type="string">
            <text:p>Thyroid Gland Follic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pper gingival squamous cell carcinoma [cell line Sa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8173</text:p>
          </table:table-cell>
          <table:table-cell office:value-type="string">
            <text:p>Upper gingiv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ad and neck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8181</text:p>
          </table:table-cell>
          <table:table-cell office:value-type="string">
            <text:p>Oropharyn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erapy related myeloid neoplasm [cell line OHN-GM]</text:p>
          </table:table-cell>
          <table:table-cell office:value-type="string">
            <text:p>9920/3</text:p>
          </table:table-cell>
          <table:table-cell office:value-type="string">
            <text:p>acute myeloid leukemia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C8252</text:p>
          </table:table-cell>
          <table:table-cell office:value-type="string">
            <text:p>Therapy-Related Acute Myeloid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onocytic leukemia [cell line TUR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8263</text:p>
          </table:table-cell>
          <table:table-cell office:value-type="string">
            <text:p>Adult acute mon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carcinoma [cell line RWP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duct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carcinoma [cell line HuP-T4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s adenocarcinoma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smoplastic small round cell tumor</text:p>
          </table:table-cell>
          <table:table-cell office:value-type="string">
            <text:p>8806/3</text:p>
          </table:table-cell>
          <table:table-cell office:value-type="string">
            <text:p>Desmoplastic small round cell tumor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C8300</text:p>
          </table:table-cell>
          <table:table-cell office:value-type="string">
            <text:p>Desmoplastic Small Round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intraepithelial neoplasia</text:p>
          </table:table-cell>
          <table:table-cell office:value-type="string">
            <text:p>8077/2</text:p>
          </table:table-cell>
          <table:table-cell office:value-type="string">
            <text:p>Squamous intraepithelial neoplasia, grade III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8336</text:p>
          </table:table-cell>
          <table:table-cell table:style-name="ce4" office:value-type="string">
            <text:p>High Grade Squamous Intraepithelial Neoplas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splenic T-cell lymphoma</text:p>
          </table:table-cell>
          <table:table-cell office:value-type="string">
            <text:p>9716/3</text:p>
          </table:table-cell>
          <table:table-cell office:value-type="string">
            <text:p>Hepatosplenic T-cell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459</text:p>
          </table:table-cell>
          <table:table-cell office:value-type="string">
            <text:p>Hepatosplenic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Nonseminoma Testicular Germ Cell Tumour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3.9</text:p>
          </table:table-cell>
          <table:table-cell office:value-type="string">
            <text:p>Epididymis, spermatic cord, male genital, NOS</text:p>
          </table:table-cell>
          <table:table-cell office:value-type="string">
            <text:p>C8591</text:p>
          </table:table-cell>
          <table:table-cell office:value-type="string">
            <text:p>Testicular 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germ cell tumor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8591</text:p>
          </table:table-cell>
          <table:table-cell office:value-type="string">
            <text:p>Testicular 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 acute lymphoblastic leukemia [cell line BALM9]</text:p>
          </table:table-cell>
          <table:table-cell office:value-type="string">
            <text:p>9811/3</text:p>
          </table:table-cell>
          <table:table-cell office:value-type="string">
            <text:p>B lymphoblastic leukemia/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, mature B-cell type [cell line U-293]</text:p>
          </table:table-cell>
          <table:table-cell office:value-type="string">
            <text:p>9826/3</text:p>
          </table:table-cell>
          <table:table-cell office:value-type="string">
            <text:p>Burkitt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precursor acute lymphoblastic leukaemia</text:p>
          </table:table-cell>
          <table:table-cell office:value-type="string">
            <text:p>9836/3</text:p>
          </table:table-cell>
          <table:table-cell office:value-type="string">
            <text:p>Precursor B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4</text:p>
          </table:table-cell>
          <table:table-cell office:value-type="string">
            <text:p>Precursor B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habdoid tumor of the kidney [cell line G-401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8715</text:p>
          </table:table-cell>
          <table:table-cell office:value-type="string">
            <text:p>Rhabdoid tumor of the kidney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ma [cell line CH1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8814</text:p>
          </table:table-cell>
          <table:table-cell office:value-type="string">
            <text:p>Ovarian mixed 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germ cell tumor [cell line PA-1]</text:p>
          </table:table-cell>
          <table:table-cell office:value-type="string">
            <text:p>9081/3</text:p>
          </table:table-cell>
          <table:table-cell office:value-type="string">
            <text:p>Terat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8814</text:p>
          </table:table-cell>
          <table:table-cell office:value-type="string">
            <text:p>Ovarian mixed 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diffuse large B-cell lymphoma, NOS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lapse diffuse large B-cell lymphoma, NOS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large B-cell lymphoma, NOS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umor tissue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ukemic MCL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large B-cell lymphoma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 novo diffuse large B-cell lymphoma, NOS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rginal zone lymphoma, NOS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sa-Associated Lymphatic Tissue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al Marginal Zone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rginal zone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lymorphic B-cell lymphoma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lecular Burkitt lymphoma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lymphoma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ermediate germinal center-like diffuse large B-cell / Burkitt lymphoma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blastic lymphoma [B-cell]</text:p>
          </table:table-cell>
          <table:table-cell office:value-type="string">
            <text:p>9728/3</text:p>
          </table:table-cell>
          <table:table-cell office:value-type="string">
            <text:p>Precursor B-cell lymphoblastic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Follicular lymphoma, grade 2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68</text:p>
          </table:table-cell>
          <table:table-cell office:value-type="string">
            <text:p>Grade 2 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brosarcoma [cell line A-204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8971</text:p>
          </table:table-cell>
          <table:table-cell office:value-type="string">
            <text:p>Embryonal 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mbryonal rhabdomyosarcoma [cell line RD]</text:p>
          </table:table-cell>
          <table:table-cell office:value-type="string">
            <text:p>8910/3</text:p>
          </table:table-cell>
          <table:table-cell office:value-type="string">
            <text:p>embryonal rhabdomyosarc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8971</text:p>
          </table:table-cell>
          <table:table-cell office:value-type="string">
            <text:p>Embryonal 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rtisol producing adrenocortical adenoma</text:p>
          </table:table-cell>
          <table:table-cell office:value-type="string">
            <text:p>8370/0</text:p>
          </table:table-cell>
          <table:table-cell office:value-type="string">
            <text:p>Adrenal cortical aden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003</text:p>
          </table:table-cell>
          <table:table-cell office:value-type="string">
            <text:p>Adrenal Cortex 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ocortical adenoma</text:p>
          </table:table-cell>
          <table:table-cell office:value-type="string">
            <text:p>8370/0</text:p>
          </table:table-cell>
          <table:table-cell office:value-type="string">
            <text:p>Adrenal cortical aden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003</text:p>
          </table:table-cell>
          <table:table-cell office:value-type="string">
            <text:p>Adrenal Cortex 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germ cell tumor [embryonal carcinoma and seminoma]</text:p>
          </table:table-cell>
          <table:table-cell office:value-type="string">
            <text:p>9085/3</text:p>
          </table:table-cell>
          <table:table-cell office:value-type="string">
            <text:p>Mixed germ cell tumor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9010</text:p>
          </table:table-cell>
          <table:table-cell office:value-type="string">
            <text:p>Mixed Teratoma and Se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germ cell tumor [mature teratoma, spinal]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015</text:p>
          </table:table-cell>
          <table:table-cell office:value-type="string">
            <text:p>Mature Te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medullary carcinoma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9119</text:p>
          </table:table-cell>
          <table:table-cell office:value-type="string">
            <text:p>Medullary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squamous lung carcinoma [cell line HCC366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9133</text:p>
          </table:table-cell>
          <table:table-cell office:value-type="string">
            <text:p>Adenosquamous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 [cell line <text:s/>Hs 707(A).T]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cinoma [gastric, intestinal]</text:p>
          </table:table-cell>
          <table:table-cell office:value-type="string">
            <text:p>8144/3</text:p>
          </table:table-cell>
          <table:table-cell office:value-type="string">
            <text:p>Adenocarcinoma, intestinal type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9157</text:p>
          </table:table-cell>
          <table:table-cell office:value-type="string">
            <text:p>Gastric Intestinal Type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<text:s/>Diffuse adenocarcinoma [poorly differentiated, Lymph node and pancreatic metastasis]</text:p>
          </table:table-cell>
          <table:table-cell office:value-type="string">
            <text:p>8145/3</text:p>
          </table:table-cell>
          <table:table-cell office:value-type="string">
            <text:p>Carcubinam diffuse type</text:p>
          </table:table-cell>
          <table:table-cell office:value-type="string">
            <text:p>C16.9</text:p>
          </table:table-cell>
          <table:table-cell office:value-type="string">
            <text:p>Stomach, NOS</text:p>
          </table:table-cell>
          <table:table-cell office:value-type="string">
            <text:p>C9159</text:p>
          </table:table-cell>
          <table:table-cell office:value-type="string">
            <text:p>Diffuse 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rkel cell carcinoma</text:p>
          </table:table-cell>
          <table:table-cell office:value-type="string">
            <text:p>8247/3</text:p>
          </table:table-cell>
          <table:table-cell office:value-type="string">
            <text:p>Merkel cell 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231</text:p>
          </table:table-cell>
          <table:table-cell office:value-type="string">
            <text:p>Merke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iastinal B-cell lymphoma [cell line Karpas-1106P]</text:p>
          </table:table-cell>
          <table:table-cell office:value-type="string">
            <text:p>9679/3</text:p>
          </table:table-cell>
          <table:table-cell office:value-type="string">
            <text:p>Mediastinal large B-cell lymph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9280</text:p>
          </table:table-cell>
          <table:table-cell office:value-type="string">
            <text:p>Mediastinal (thymic)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mediastinal B-cell lymphoma</text:p>
          </table:table-cell>
          <table:table-cell office:value-type="string">
            <text:p>9679/3</text:p>
          </table:table-cell>
          <table:table-cell office:value-type="string">
            <text:p>Mediastinal large B-cell lymph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9280</text:p>
          </table:table-cell>
          <table:table-cell office:value-type="string">
            <text:p>Mediastinal (Thymic)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iastinal large B-cell lymphoma [cell line MedB-1]</text:p>
          </table:table-cell>
          <table:table-cell office:value-type="string">
            <text:p>9679/3</text:p>
          </table:table-cell>
          <table:table-cell office:value-type="string">
            <text:p>Mediastinal (thymic) large B-cell lymphoma (C38.3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80</text:p>
          </table:table-cell>
          <table:table-cell office:value-type="string">
            <text:p>Mediastinal (thymic) large B-cell lymphoma 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ndritic cell tumour</text:p>
          </table:table-cell>
          <table:table-cell office:value-type="string">
            <text:p>9757/3</text:p>
          </table:table-cell>
          <table:table-cell office:value-type="string">
            <text:p>Interdigitating dendritic cell sarc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82</text:p>
          </table:table-cell>
          <table:table-cell office:value-type="string">
            <text:p>Interdigitating Dendritic Cell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oft tissue sarcoma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ulmonary artery intimal sarcoma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minoma</text:p>
          </table:table-cell>
          <table:table-cell office:value-type="string">
            <text:p>9061/3</text:p>
          </table:table-cell>
          <table:table-cell office:value-type="string">
            <text:p>Seminoma, NO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9309</text:p>
          </table:table-cell>
          <table:table-cell office:value-type="string">
            <text:p>Se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Seminoma Testicular Germ Cell Tumour</text:p>
          </table:table-cell>
          <table:table-cell office:value-type="string">
            <text:p>9061/3</text:p>
          </table:table-cell>
          <table:table-cell office:value-type="string">
            <text:p>Seminoma, NOS</text:p>
          </table:table-cell>
          <table:table-cell office:value-type="string">
            <text:p>C63.9</text:p>
          </table:table-cell>
          <table:table-cell office:value-type="string">
            <text:p>Epididymis, spermatic cord, male genital, NOS</text:p>
          </table:table-cell>
          <table:table-cell office:value-type="string">
            <text:p>C9309</text:p>
          </table:table-cell>
          <table:table-cell office:value-type="string">
            <text:p>Se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ocortical carcinoma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al cortex carcinoma [cell line SW13]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.9</text:p>
          </table:table-cell>
          <table:table-cell office:value-type="string">
            <text:p>Adrenal glands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ineoblastoma [pineal region]</text:p>
          </table:table-cell>
          <table:table-cell office:value-type="string">
            <text:p>9362/3</text:p>
          </table:table-cell>
          <table:table-cell office:value-type="string">
            <text:p>Pineoblas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C9344</text:p>
          </table:table-cell>
          <table:table-cell office:value-type="string">
            <text:p>Pine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odgkin lymphoma [cell line HDLM-2]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.9</text:p>
          </table:table-cell>
          <table:table-cell office:value-type="string">
            <text:p>Lymph nodes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al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9383</text:p>
          </table:table-cell>
          <table:table-cell office:value-type="string">
            <text:p>Rect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um adenocarcinoma [Rectum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9383</text:p>
          </table:table-cell>
          <table:table-cell office:value-type="string">
            <text:p>Rect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9383</text:p>
          </table:table-cell>
          <table:table-cell office:value-type="string">
            <text:p>Rect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rmatofibrosarcoma protuberans</text:p>
          </table:table-cell>
          <table:table-cell office:value-type="string">
            <text:p>8833/3</text:p>
          </table:table-cell>
          <table:table-cell office:value-type="string">
            <text:p>Pigmented dermatofibrosarcoma protuberan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430</text:p>
          </table:table-cell>
          <table:table-cell office:value-type="string">
            <text:p>Pigmented Dermatofibrosarcoma Protuberan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astrocytoma</text:p>
          </table:table-cell>
          <table:table-cell office:value-type="string">
            <text:p>9401/3</text:p>
          </table:table-cell>
          <table:table-cell office:value-type="string">
            <text:p>Astrocyt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toma, anaplastic</text:p>
          </table:table-cell>
          <table:table-cell office:value-type="string">
            <text:p>9401/3</text:p>
          </table:table-cell>
          <table:table-cell office:value-type="string">
            <text:p>Astrocyt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of the salivary glands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9480</text:p>
          </table:table-cell>
          <table:table-cell office:value-type="string">
            <text:p>Invasive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somatostatinoma [cell line QGP-1]</text:p>
          </table:table-cell>
          <table:table-cell office:value-type="string">
            <text:p>8156/3</text:p>
          </table:table-cell>
          <table:table-cell office:value-type="string">
            <text:p>Somatostatinoma, malignant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95595</text:p>
          </table:table-cell>
          <table:table-cell office:value-type="string">
            <text:p>Pancreatic somatostat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horiocarcinoma [cell line SCH]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95749</text:p>
          </table:table-cell>
          <table:table-cell office:value-type="string">
            <text:p>Gastric chori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arcinoma [colorectal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below], pT3N0M0, stage I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below], pT1N0M0, stage 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adenocarcinoma [right palate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Ascending colon, pT3N1M0, stage II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above], pT3N1M0, stage II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-cell carcinoma</text:p>
          </table:table-cell>
          <table:table-cell office:value-type="string">
            <text:p>8032/3</text:p>
          </table:table-cell>
          <table:table-cell office:value-type="string">
            <text:p>Spindle cell carcinoma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27004</text:p>
          </table:table-cell>
          <table:table-cell office:value-type="string">
            <text:p>Sarcomatoid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Spitz tumor [face]</text:p>
          </table:table-cell>
          <table:table-cell office:value-type="string">
            <text:p>8770/0</text:p>
          </table:table-cell>
          <table:table-cell office:value-type="string">
            <text:p>Epithelioid and spindle cell nevu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007</text:p>
          </table:table-cell>
          <table:table-cell office:value-type="string">
            <text:p>Spitz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blasts in transformation [RAEBT, secondary]</text:p>
          </table:table-cell>
          <table:table-cell office:value-type="string">
            <text:p>9984/3</text:p>
          </table:table-cell>
          <table:table-cell office:value-type="string">
            <text:p>Refractory anemia with excess blasts in transform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080</text:p>
          </table:table-cell>
          <table:table-cell table:style-name="ce7" office:value-type="string">
            <text:p>Refractory Anemia with Excess Blasts in Transformation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in situ [oral]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in situ [cervix]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Undifferentiated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7096</text:p>
          </table:table-cell>
          <table:table-cell office:value-type="string">
            <text:p>Undifferentiated (Embryonal)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mbryonal sarcoma [liver, undifferentiated]</text:p>
          </table:table-cell>
          <table:table-cell office:value-type="string">
            <text:p>8991/3</text:p>
          </table:table-cell>
          <table:table-cell office:value-type="string">
            <text:p>Embryonal sarc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27096</text:p>
          </table:table-cell>
          <table:table-cell office:value-type="string">
            <text:p>Undifferentiated (Embryonal)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-producing adenocarcinoma</text:p>
          </table:table-cell>
          <table:table-cell office:value-type="string">
            <text:p>8481/3</text:p>
          </table:table-cell>
          <table:table-cell office:value-type="string">
            <text:p>Mucin-producing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7379</text:p>
          </table:table-cell>
          <table:table-cell office:value-type="string">
            <text:p>Mucin-Producing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suloma</text:p>
          </table:table-cell>
          <table:table-cell office:value-type="string">
            <text:p>8150/1</text:p>
          </table:table-cell>
          <table:table-cell office:value-type="string">
            <text:p>Pancreatic endocrine tumor, NOS (C25._)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7720</text:p>
          </table:table-cell>
          <table:table-cell office:value-type="string">
            <text:p>Pancreatic Neuroendocrine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P-oma</text:p>
          </table:table-cell>
          <table:table-cell office:value-type="string">
            <text:p>8150/1</text:p>
          </table:table-cell>
          <table:table-cell office:value-type="string">
            <text:p>Pancreatic endocrine tumor, NOS (C25._)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7720</text:p>
          </table:table-cell>
          <table:table-cell office:value-type="string">
            <text:p>Pancreatic Neuroendocrine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myelodysplastic syndrome</text:p>
          </table:table-cell>
          <table:table-cell office:value-type="string">
            <text:p>9987/3</text:p>
          </table:table-cell>
          <table:table-cell office:value-type="string">
            <text:p>Therapy-related 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722</text:p>
          </table:table-cell>
          <table:table-cell office:value-type="string">
            <text:p>Therapy-Related 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Acute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753</text:p>
          </table:table-cell>
          <table:table-cell office:value-type="string">
            <text:p>Acute Myeloid Leukemia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panmyelosis with myelofibrosis</text:p>
          </table:table-cell>
          <table:table-cell office:value-type="string">
            <text:p>9861/3</text:p>
          </table:table-cell>
          <table:table-cell office:value-type="string">
            <text:p>Acute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753</text:p>
          </table:table-cell>
          <table:table-cell office:value-type="string">
            <text:p>Acute Myeloid Leukemia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xoid liposarcoma [G2]</text:p>
          </table:table-cell>
          <table:table-cell office:value-type="string">
            <text:p>8852/3</text:p>
          </table:table-cell>
          <table:table-cell office:value-type="string">
            <text:p>Myxoi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7781</text:p>
          </table:table-cell>
          <table:table-cell office:value-type="string">
            <text:p>Myxoid Lip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vus [combined ordinary and blue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enign nevus [ovoid melanocytes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cytic nevus [with proliferation simulating-superficial spreading melanoma in situ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rmal melanocytic proliferation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liferating neurocristic hamartoma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llular Blue nevus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 nevus [recurrent, agminated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vus [deep pen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ue nevus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acute myeloid leukemia [cell line]</text:p>
          </table:table-cell>
          <table:table-cell office:value-type="string">
            <text:p>9920/3</text:p>
          </table:table-cell>
          <table:table-cell office:value-type="string">
            <text:p>Therapy related myeloid neoplasm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912</text:p>
          </table:table-cell>
          <table:table-cell office:value-type="string">
            <text:p>Therapy-Related Myeloid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acute leukemia [RAEB, after ovarian ca.]</text:p>
          </table:table-cell>
          <table:table-cell office:value-type="string">
            <text:p>9920/3</text:p>
          </table:table-cell>
          <table:table-cell office:value-type="string">
            <text:p>Therapy related myeloid neoplasm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912</text:p>
          </table:table-cell>
          <table:table-cell office:value-type="string">
            <text:p>Therapy-Related Myeloid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taplastic carcinoma, NOS</text:p>
          </table:table-cell>
          <table:table-cell office:value-type="string">
            <text:p>8575/3</text:p>
          </table:table-cell>
          <table:table-cell office:value-type="string">
            <text:p>Metaplastic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7949</text:p>
          </table:table-cell>
          <table:table-cell office:value-type="string">
            <text:p>Metaplastic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state adenocarcinoma [stage II, Gleason 7 [3 <text:s/>4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pancreatic duct carcinoma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carcinoma [Sporadic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mor cells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tal tumor, history of colitis ulceros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rectal arcinoma [cell line HT29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ncreas ductal adenocarcinoma [cell line Cfpac1, liver metastasis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tal adenocarcinoma with choriocarcinomatous differentiation [adenocarcinomatous part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smatch repair-proficient colorectal cancer [Rectum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ulmonary adenocarcinoma [Mixed AC, papillary, tubular, bronchioloalveolar, solid, mucinous, CGH in adenocarcinomacomponent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macarcinoma [colorectal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iliary tract tumor [intrahepatic bile duct adenocarcinoma, adenocarcinoma, moderately differentiated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 [Basal cell adenocarcinoma, membranous type, palatal gland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/adenomatous type [palatal gland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tumor [multiple, primary hyperparathyroidism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rahepatic cile duct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cal nodular hyperplasi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/plasmacytoid type [palatal gland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varian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adenoma [gonadotroph cell adenoma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w-Grade Tubular-Mucinous Renal Neoplasm [pT2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-mucinous renal tumor of low malignant potential [pT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diopathic myelofibrosis</text:p>
          </table:table-cell>
          <table:table-cell office:value-type="string">
            <text:p>9961/3</text:p>
          </table:table-cell>
          <table:table-cell office:value-type="string">
            <text:p>Primary myelofibrosi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62</text:p>
          </table:table-cell>
          <table:table-cell office:value-type="string">
            <text:p>Primary Myelofibrosi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</text:p>
          </table:table-cell>
          <table:table-cell office:value-type="string">
            <text:p>9980/3</text:p>
          </table:table-cell>
          <table:table-cell office:value-type="string">
            <text:p>Refractory a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72</text:p>
          </table:table-cell>
          <table:table-cell office:value-type="string">
            <text:p>Refractory An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, NOS</text:p>
          </table:table-cell>
          <table:table-cell office:value-type="string">
            <text:p>9980/3</text:p>
          </table:table-cell>
          <table:table-cell office:value-type="string">
            <text:p>Refractory a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72</text:p>
          </table:table-cell>
          <table:table-cell office:value-type="string">
            <text:p>Refractory An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insuloma [carcinoid type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id [lung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id tumor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, NOS [cervix, cell line C4I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ophageal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oalveolar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-cell ameloblastic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n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peritoneal carcinomatosis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48.9</text:p>
          </table:table-cell>
          <table:table-cell office:value-type="string">
            <text:p>Retroperitoneum and peritoneum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of the lung or bronchus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uctal carcinoma in situ, recurrent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table:style-name="ce4"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vical carcinoma [cell lin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nile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60.9</text:p>
          </table:table-cell>
          <table:table-cell office:value-type="string">
            <text:p>Penis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pT1a G2 of the left vocal cord [primary tumor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ynx carcinoma [nodal negativ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of the larynx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ophageal squamous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neoplasia of the cervix, cell line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s [HPVpos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1.9</text:p>
          </table:table-cell>
          <table:table-cell office:value-type="string">
            <text:p>Vulva, NOS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ransitional carcinoma [urinary tract, chronic Arsenic exposure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bladder adeno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ransitional cell carcinoma [pT3, G3] in Balkan endemic nephropathy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rothelial tumor [stage pT3a, G3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ndroblastoma</text:p>
          </table:table-cell>
          <table:table-cell office:value-type="string">
            <text:p>9230/0</text:p>
          </table:table-cell>
          <table:table-cell office:value-type="string">
            <text:p>Chondroblast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2945</text:p>
          </table:table-cell>
          <table:table-cell office:value-type="string">
            <text:p>Chond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oplasms with ACC-like features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2970</text:p>
          </table:table-cell>
          <table:table-cell office:value-type="string">
            <text:p>Adenoid Cystic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id cystic carcinomas [trachea, grade I, stage I]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33.9</text:p>
          </table:table-cell>
          <table:table-cell office:value-type="string">
            <text:p>Trachea</text:p>
          </table:table-cell>
          <table:table-cell office:value-type="string">
            <text:p>C2970</text:p>
          </table:table-cell>
          <table:table-cell office:value-type="string">
            <text:p>Adenoid Cystic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hyllodes tumor [breast, Borderline]</text:p>
          </table:table-cell>
          <table:table-cell office:value-type="string">
            <text:p>9020/1</text:p>
          </table:table-cell>
          <table:table-cell office:value-type="string">
            <text:p>Phyllodes tumor, borderline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77</text:p>
          </table:table-cell>
          <table:table-cell office:value-type="string">
            <text:p>Phyllode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atosis</text:p>
          </table:table-cell>
          <table:table-cell office:value-type="string">
            <text:p>8810/0</text:p>
          </table:table-cell>
          <table:table-cell office:value-type="string">
            <text:p>Fibr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1</text:p>
          </table:table-cell>
          <table:table-cell office:value-type="string">
            <text:p>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ult fibrosarcoma [grade 2, thorax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1a [local recurrence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3 [local recurrence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1 [local recurrence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ma [Abdominal]</text:p>
          </table:table-cell>
          <table:table-cell office:value-type="string">
            <text:p>9490/0</text:p>
          </table:table-cell>
          <table:table-cell office:value-type="string">
            <text:p>Ganglioneur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049</text:p>
          </table:table-cell>
          <table:table-cell office:value-type="string">
            <text:p>Ganglioneu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blastoma multiforme [supratentorial]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blastoma, familial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glioneuronal tumor [brain, right temporal]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ma</text:p>
          </table:table-cell>
          <table:table-cell office:value-type="string">
            <text:p>9120/0</text:p>
          </table:table-cell>
          <table:table-cell office:value-type="string">
            <text:p>Hemangi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85</text:p>
          </table:table-cell>
          <table:table-cell office:value-type="string">
            <text:p>Hema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vernous hemangioma</text:p>
          </table:table-cell>
          <table:table-cell office:value-type="string">
            <text:p>9120/0</text:p>
          </table:table-cell>
          <table:table-cell office:value-type="string">
            <text:p>Hemangioma, NOS</text:p>
          </table:table-cell>
          <table:table-cell office:value-type="string">
            <text:p>C69.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C3085</text:p>
          </table:table-cell>
          <table:table-cell office:value-type="string">
            <text:p>Hema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pericytoma</text:p>
          </table:table-cell>
          <table:table-cell office:value-type="string">
            <text:p>9150/1</text:p>
          </table:table-cell>
          <table:table-cell office:value-type="string">
            <text:p>Hemangiopericyt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87</text:p>
          </table:table-cell>
          <table:table-cell table:style-name="ce4" office:value-type="string">
            <text:p>Hemangioperi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multicentric angiosarcoma of bone [post chemotherapy and total body irradiation for AML]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vellular carcinoma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ngerhans cell histiocytosis</text:p>
          </table:table-cell>
          <table:table-cell office:value-type="string">
            <text:p>9751/1</text:p>
          </table:table-cell>
          <table:table-cell office:value-type="string">
            <text:p>Langerhans cell histiocytosis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107</text:p>
          </table:table-cell>
          <table:table-cell office:value-type="string">
            <text:p>Langerhans Cell Histiocytosi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iomyoma [Esophagus]</text:p>
          </table:table-cell>
          <table:table-cell office:value-type="string">
            <text:p>8890/0</text:p>
          </table:table-cell>
          <table:table-cell office:value-type="string">
            <text:p>Leiomy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3157</text:p>
          </table:table-cell>
          <table:table-cell office:value-type="string">
            <text:p>Leiomy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 cell Leiomyosarcoma [grade III, local recurrence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iomyosarcoma G3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terine Leiomyosarcoma [grade I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Leiomyosarcoma [grade III, primary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ronic lymphocytic leukaemia [increased prolymphocytes, Binet A]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Lymphocytic Lymphom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-CLL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blastic leukemia, NOS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blastic leukemia/lymphoblastic lymphoma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blastic leukemia with minimal differentiation (FAB type M0)</text:p>
          </table:table-cell>
          <table:table-cell office:value-type="string">
            <text:p>9872/3</text:p>
          </table:table-cell>
          <table:table-cell office:value-type="string">
            <text:p>Acute myeloid leukemia, minimal differenti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1</text:p>
          </table:table-cell>
          <table:table-cell office:value-type="string">
            <text:p>Acute Myeloi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Chronic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4</text:p>
          </table:table-cell>
          <table:table-cell office:value-type="string">
            <text:p>Chronic Myelogenous Leukemia, BCR-ABL1 Positiv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ma</text:p>
          </table:table-cell>
          <table:table-cell office:value-type="string">
            <text:p>8850/0</text:p>
          </table:table-cell>
          <table:table-cell office:value-type="string">
            <text:p>Lip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92</text:p>
          </table:table-cell>
          <table:table-cell office:value-type="string">
            <text:p>Lip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lipomatous tumor/atypical lipoma/well-differentiated liposarcoma</text:p>
          </table:table-cell>
          <table:table-cell office:value-type="string">
            <text:p>8850/0</text:p>
          </table:table-cell>
          <table:table-cell office:value-type="string">
            <text:p>Lip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92</text:p>
          </table:table-cell>
          <table:table-cell office:value-type="string">
            <text:p>Lip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Hodgkin lymphoma, unclassified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NS lymphoma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-cell lymphoma, NOS [IG-IRF4 pos.]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11</text:p>
          </table:table-cell>
          <table:table-cell table:style-name="ce7" office:value-type="string">
            <text:p>Non-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lymphoma, B-cell NOS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11</text:p>
          </table:table-cell>
          <table:table-cell table:style-name="ce7" office:value-type="string">
            <text:p>Non-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 with neuronal and glial differentiation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 with neuronal differentiation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my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oid melanoma [metastatic, shoulder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ma, polyploid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ant melanoma [iris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gnant melanoma [conjunctiva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urrent Melanoma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al melanoma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meningioma [12ys after radiotherapy of medulloblastoma]</text:p>
          </table:table-cell>
          <table:table-cell office:value-type="string">
            <text:p>9530/0</text:p>
          </table:table-cell>
          <table:table-cell office:value-type="string">
            <text:p>Mening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30</text:p>
          </table:table-cell>
          <table:table-cell office:value-type="string">
            <text:p>Meni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atous mesothelioma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3234</text:p>
          </table:table-cell>
          <table:table-cell office:value-type="string">
            <text:p>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sothelioma, biphasic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3234</text:p>
          </table:table-cell>
          <table:table-cell office:value-type="string">
            <text:p>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asmacytoma [Femur]</text:p>
          </table:table-cell>
          <table:table-cell office:value-type="string">
            <text:p>9732/3</text:p>
          </table:table-cell>
          <table:table-cell office:value-type="string">
            <text:p>Multiple myel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unilineage dysplasia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multilineage dysplasia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multilineage dysplasia and ring sideroblasts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blastic leukemia without maturation [FAB M1, refractory]</text:p>
          </table:table-cell>
          <table:table-cell office:value-type="string">
            <text:p>9873/3</text:p>
          </table:table-cell>
          <table:table-cell office:value-type="string">
            <text:p>Acute myeloid leukemia without matur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9</text:p>
          </table:table-cell>
          <table:table-cell office:value-type="string">
            <text:p>Acute Myeloid Leukemia without Maturation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chwannoma [spinal [cellular schwannoma]]</text:p>
          </table:table-cell>
          <table:table-cell office:value-type="string">
            <text:p>9560/0</text:p>
          </table:table-cell>
          <table:table-cell office:value-type="string">
            <text:p>Neurilemoma, NOS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C3269</text:p>
          </table:table-cell>
          <table:table-cell office:value-type="string">
            <text:p>Schwan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ligodendroglial tumor [low grade]</text:p>
          </table:table-cell>
          <table:table-cell office:value-type="string">
            <text:p>9450/3</text:p>
          </table:table-cell>
          <table:table-cell office:value-type="string">
            <text:p>Oligodendr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 oligodendroglioma</text:p>
          </table:table-cell>
          <table:table-cell office:value-type="string">
            <text:p>9450/3</text:p>
          </table:table-cell>
          <table:table-cell office:value-type="string">
            <text:p>Oligodendr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blastoma</text:p>
          </table:table-cell>
          <table:table-cell office:value-type="string">
            <text:p>9200/0</text:p>
          </table:table-cell>
          <table:table-cell office:value-type="string">
            <text:p>Osteoblast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294</text:p>
          </table:table-cell>
          <table:table-cell office:value-type="string">
            <text:p>Oste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chondroma [fibula]</text:p>
          </table:table-cell>
          <table:table-cell office:value-type="string">
            <text:p>9210/0</text:p>
          </table:table-cell>
          <table:table-cell office:value-type="string">
            <text:p>Osteochondr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295</text:p>
          </table:table-cell>
          <table:table-cell table:style-name="ce4" office:value-type="string">
            <text:p>Osteochond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id osteoma</text:p>
          </table:table-cell>
          <table:table-cell office:value-type="string">
            <text:p>9191/0</text:p>
          </table:table-cell>
          <table:table-cell office:value-type="string">
            <text:p>Osteoid oste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297</text:p>
          </table:table-cell>
          <table:table-cell office:value-type="string">
            <text:p>Osteoid Oste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tituitary adenoma [endocrinologically inactive, primary]</text:p>
          </table:table-cell>
          <table:table-cell office:value-type="string">
            <text:p>8272/0</text:p>
          </table:table-cell>
          <table:table-cell office:value-type="string">
            <text:p>Pituitary ade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3329</text:p>
          </table:table-cell>
          <table:table-cell office:value-type="string">
            <text:p>Pituitary Gland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tumor [prolactin]</text:p>
          </table:table-cell>
          <table:table-cell office:value-type="string">
            <text:p>8271/0</text:p>
          </table:table-cell>
          <table:table-cell office:value-type="string">
            <text:p>Prolactinoma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3342</text:p>
          </table:table-cell>
          <table:table-cell office:value-type="string">
            <text:p>Prolactin-Producing Pituitary Gland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ooth muscle tumour, malignant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matostatinoma</text:p>
          </table:table-cell>
          <table:table-cell office:value-type="string">
            <text:p>8156/1</text:p>
          </table:table-cell>
          <table:table-cell office:value-type="string">
            <text:p>Somatostat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3379</text:p>
          </table:table-cell>
          <table:table-cell table:style-name="ce4" office:value-type="string">
            <text:p>Somatostatin-Producing Neuroendocrine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owth hormone-secreting pituitary tumor</text:p>
          </table:table-cell>
          <table:table-cell office:value-type="string">
            <text:p>8156/1</text:p>
          </table:table-cell>
          <table:table-cell office:value-type="string">
            <text:p>Somatostat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3379</text:p>
          </table:table-cell>
          <table:table-cell table:style-name="ce4" office:value-type="string">
            <text:p>Somatostatin-Producing Neuroendocrine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oorly differentiated synovial sarcoma</text:p>
          </table:table-cell>
          <table:table-cell office:value-type="string">
            <text:p>9040/3</text:p>
          </table:table-cell>
          <table:table-cell office:value-type="string">
            <text:p>Synovial 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400</text:p>
          </table:table-cell>
          <table:table-cell office:value-type="string">
            <text:p>Synovial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T-cell lymphoma, not otherwise specified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id leukemia NOS [cell line MV411]</text:p>
          </table:table-cell>
          <table:table-cell office:value-type="string">
            <text:p>9860/3</text:p>
          </table:table-cell>
          <table:table-cell office:value-type="string">
            <text:p>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774</text:p>
          </table:table-cell>
          <table:table-cell table:style-name="ce4" office:value-type="string">
            <text:p>Chronic Mon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lcerative colitis, dysplastic tissue [microsatellite stable]</text:p>
          </table:table-cell>
          <table:table-cell office:value-type="string">
            <text:p>8140/1</text:p>
          </table:table-cell>
          <table:table-cell office:value-type="string">
            <text:p>Atypical adenoma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3494</text:p>
          </table:table-cell>
          <table:table-cell office:value-type="string">
            <text:p>Lung Papillary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adenoma of the thyroid</text:p>
          </table:table-cell>
          <table:table-cell office:value-type="string">
            <text:p>8330/0</text:p>
          </table:table-cell>
          <table:table-cell office:value-type="string">
            <text:p>Follicular ade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502</text:p>
          </table:table-cell>
          <table:table-cell office:value-type="string">
            <text:p>Thyroid Gland Follicular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ntral osteosarcoma</text:p>
          </table:table-cell>
          <table:table-cell office:value-type="string">
            <text:p>9186/3</text:p>
          </table:table-cell>
          <table:table-cell office:value-type="string">
            <text:p>Central oste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5870</text:p>
          </table:table-cell>
          <table:table-cell office:value-type="string">
            <text:p>Conventional Oste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ncocytic carcinoma of the thyroid [stage PT4N1aMx, grade Moderate]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679</text:p>
          </table:table-cell>
          <table:table-cell office:value-type="string">
            <text:p>Oxyphilic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roid carcinoma, Huerthle cell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679</text:p>
          </table:table-cell>
          <table:table-cell office:value-type="string">
            <text:p>Oxyphilic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ndifferentiated carcinoma</text:p>
          </table:table-cell>
          <table:table-cell office:value-type="string">
            <text:p>8020/3</text:p>
          </table:table-cell>
          <table:table-cell office:value-type="string">
            <text:p>Carcinoma, undifferentiated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692</text:p>
          </table:table-cell>
          <table:table-cell office:value-type="string">
            <text:p>Undifferentiated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d Leiomyosarcoma [grade III, primary]</text:p>
          </table:table-cell>
          <table:table-cell office:value-type="string">
            <text:p>8891/3</text:p>
          </table:table-cell>
          <table:table-cell office:value-type="string">
            <text:p>Epithelioid leiomy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0</text:p>
          </table:table-cell>
          <table:table-cell office:value-type="string">
            <text:p>Epithelioid 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papilloma</text:p>
          </table:table-cell>
          <table:table-cell office:value-type="string">
            <text:p>8052/0</text:p>
          </table:table-cell>
          <table:table-cell office:value-type="string">
            <text:p>Squamous cell papill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712</text:p>
          </table:table-cell>
          <table:table-cell office:value-type="string">
            <text:p>Squamous Papill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id sarcoma [cell line FU-EPS-1]</text:p>
          </table:table-cell>
          <table:table-cell office:value-type="string">
            <text:p>8804/3</text:p>
          </table:table-cell>
          <table:table-cell office:value-type="string">
            <text:p>Epithelioid sarc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714</text:p>
          </table:table-cell>
          <table:table-cell table:style-name="ce4" office:value-type="string">
            <text:p>Epithelioid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NOS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systemic type [ALK pos.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s [cell line DEL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cutaneous type</text:p>
          </table:table-cell>
          <table:table-cell office:value-type="string">
            <text:p>9718/3</text:p>
          </table:table-cell>
          <table:table-cell office:value-type="string">
            <text:p>Anaplastic large cell lymphoma, cutaneous typ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721</text:p>
          </table:table-cell>
          <table:table-cell office:value-type="string">
            <text:p>Lymphomatoid Papulosi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squamous carcinoma [lung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727</text:p>
          </table:table-cell>
          <table:table-cell office:value-type="string">
            <text:p>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ell tumor of bone</text:p>
          </table:table-cell>
          <table:table-cell office:value-type="string">
            <text:p>9250/1</text:p>
          </table:table-cell>
          <table:table-cell office:value-type="string">
            <text:p>Giant cell tumor of bone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738</text:p>
          </table:table-cell>
          <table:table-cell office:value-type="string">
            <text:p>Osteoclastic Giant Cell-Rich Tumor of Bon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adenoma of the breast</text:p>
          </table:table-cell>
          <table:table-cell office:value-type="string">
            <text:p>9010/0</text:p>
          </table:table-cell>
          <table:table-cell office:value-type="string">
            <text:p>Fibroade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44</text:p>
          </table:table-cell>
          <table:table-cell office:value-type="string">
            <text:p>Breast Fibro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gioleiomyoma</text:p>
          </table:table-cell>
          <table:table-cell office:value-type="string">
            <text:p>8894/0</text:p>
          </table:table-cell>
          <table:table-cell office:value-type="string">
            <text:p>Angiomy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47</text:p>
          </table:table-cell>
          <table:table-cell office:value-type="string">
            <text:p>Angioleiomy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roid adenoma, Huerthle cell</text:p>
          </table:table-cell>
          <table:table-cell office:value-type="string">
            <text:p>8290/0</text:p>
          </table:table-cell>
          <table:table-cell office:value-type="string">
            <text:p>Oxyphilic ade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759</text:p>
          </table:table-cell>
          <table:table-cell table:style-name="ce4" office:value-type="string">
            <text:p>Oncocytic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ncocytoma</text:p>
          </table:table-cell>
          <table:table-cell office:value-type="string">
            <text:p>8290/0</text:p>
          </table:table-cell>
          <table:table-cell office:value-type="string">
            <text:p>Oxyphilic ade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3759</text:p>
          </table:table-cell>
          <table:table-cell table:style-name="ce4" office:value-type="string">
            <text:p>Oncocytic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adeno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766</text:p>
          </table:table-cell>
          <table:table-cell office:value-type="string">
            <text:p>Clear Cell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66</text:p>
          </table:table-cell>
          <table:table-cell office:value-type="string">
            <text:p>Clear Cell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ncreatic acinar carcinoma</text:p>
          </table:table-cell>
          <table:table-cell office:value-type="string">
            <text:p>8550/3</text:p>
          </table:table-cell>
          <table:table-cell office:value-type="string">
            <text:p>Acinar cell carcinom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3768</text:p>
          </table:table-cell>
          <table:table-cell office:value-type="string">
            <text:p>Acinar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adenocarcinoma, NOS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oid adenocarcinoma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oid adenocarcinoma [grade G2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crine pancreatic tumor [Nonfunctional, metastasizing, metastasis]</text:p>
          </table:table-cell>
          <table:table-cell office:value-type="string">
            <text:p>8150/3</text:p>
          </table:table-cell>
          <table:table-cell office:value-type="string">
            <text:p>Pancreatic endocrine tumor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3770</text:p>
          </table:table-cell>
          <table:table-cell office:value-type="string">
            <text:p>Pancreatic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lobular carcinoma of the breast [grade I, stage pT1c, 0 pos. LN, dist metast. no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lobular Adenocarcinoma [breast, G2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bular carcinoma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ndocrine tumour [pancreas, Liver metastasis, functional]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uroendocrine tumor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ndocrine gastroenteropancreatic tumour [ileum, Liver, ovary metastasis, functional]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uroendocrine carcinoma [Classic, Masaoka stage rIII]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ignet ring cell carcinoma</text:p>
          </table:table-cell>
          <table:table-cell office:value-type="string">
            <text:p>8490/3</text:p>
          </table:table-cell>
          <table:table-cell office:value-type="string">
            <text:p>Signet ring cell 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3774</text:p>
          </table:table-cell>
          <table:table-cell office:value-type="string">
            <text:p>Signet Ring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epithelial ovarian cancer [side population cells]</text:p>
          </table:table-cell>
          <table:table-cell office:value-type="string">
            <text:p>8470/3</text:p>
          </table:table-cell>
          <table:table-cell office:value-type="string">
            <text:p>Mucin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6</text:p>
          </table:table-cell>
          <table:table-cell table:style-name="ce5" office:value-type="string">
            <text:p>Mucin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ystadenocarcinoma</text:p>
          </table:table-cell>
          <table:table-cell office:value-type="string">
            <text:p>8470/3</text:p>
          </table:table-cell>
          <table:table-cell office:value-type="string">
            <text:p>Mucin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6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adenocarcinoma of the ovary, G3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adenocarcinoma, Poorly differentiated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ovarian tumor [Serous papillary adenocarcinoma, G2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carcinoma [fallopian tube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7.9</text:p>
          </table:table-cell>
          <table:table-cell office:value-type="string">
            <text:p>Other female genital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al ovarian adeno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ell granuloma</text:p>
          </table:table-cell>
          <table:table-cell office:value-type="string">
            <text:p>8031/3</text:p>
          </table:table-cell>
          <table:table-cell office:value-type="string">
            <text:p>Giant cell carcin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779</text:p>
          </table:table-cell>
          <table:table-cell office:value-type="string">
            <text:p>Giant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glioma [temporooccipital]</text:p>
          </table:table-cell>
          <table:table-cell office:value-type="string">
            <text:p>9505/1</text:p>
          </table:table-cell>
          <table:table-cell office:value-type="string">
            <text:p>Gangli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88</text:p>
          </table:table-cell>
          <table:table-cell office:value-type="string">
            <text:p>Ganglio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thesioneuroblastoma</text:p>
          </table:table-cell>
          <table:table-cell office:value-type="string">
            <text:p>9522/3</text:p>
          </table:table-cell>
          <table:table-cell office:value-type="string">
            <text:p>Olfactory neuroblastoma</text:p>
          </table:table-cell>
          <table:table-cell office:value-type="string">
            <text:p>C30.0</text:p>
          </table:table-cell>
          <table:table-cell office:value-type="string">
            <text:p>nasal cavity</text:p>
          </table:table-cell>
          <table:table-cell office:value-type="string">
            <text:p>C3789</text:p>
          </table:table-cell>
          <table:table-cell office:value-type="string">
            <text:p>Olfactory Neu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blastoma intermixed [Schwannian stroma-rich]</text:p>
          </table:table-cell>
          <table:table-cell office:value-type="string">
            <text:p>9490/3</text:p>
          </table:table-cell>
          <table:table-cell office:value-type="string">
            <text:p>Ganglioneuroblast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790</text:p>
          </table:table-cell>
          <table:table-cell office:value-type="string">
            <text:p>Ganglioneu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blastoma</text:p>
          </table:table-cell>
          <table:table-cell office:value-type="string">
            <text:p>9490/3</text:p>
          </table:table-cell>
          <table:table-cell office:value-type="string">
            <text:p>Ganglioneuroblast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790</text:p>
          </table:table-cell>
          <table:table-cell office:value-type="string">
            <text:p>Ganglioneu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nerve sheath tumor [groin, recurrence]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schwannoma [grade 2]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giofibroma [juvenile]</text:p>
          </table:table-cell>
          <table:table-cell office:value-type="string">
            <text:p>9160/0</text:p>
          </table:table-cell>
          <table:table-cell office:value-type="string">
            <text:p>Angiofibroma, NOS</text:p>
          </table:table-cell>
          <table:table-cell office:value-type="string">
            <text:p>C30.9</text:p>
          </table:table-cell>
          <table:table-cell office:value-type="string">
            <text:p>Nasal cavity including nasal cartilage</text:p>
          </table:table-cell>
          <table:table-cell office:value-type="string">
            <text:p>C3799</text:p>
          </table:table-cell>
          <table:table-cell office:value-type="string">
            <text:p>Angio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venile nasopharyngeal angiofibroma [Fischl class. II]</text:p>
          </table:table-cell>
          <table:table-cell office:value-type="string">
            <text:p>9160/0</text:p>
          </table:table-cell>
          <table:table-cell office:value-type="string">
            <text:p>Angiofibroma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C3799</text:p>
          </table:table-cell>
          <table:table-cell office:value-type="string">
            <text:p>Angio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blastoma [sporadic]</text:p>
          </table:table-cell>
          <table:table-cell office:value-type="string">
            <text:p>9161/1</text:p>
          </table:table-cell>
          <table:table-cell office:value-type="string">
            <text:p>Hemangi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801</text:p>
          </table:table-cell>
          <table:table-cell office:value-type="string">
            <text:p>Hemangi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pillary hemangioblastoma [medulla]</text:p>
          </table:table-cell>
          <table:table-cell office:value-type="string">
            <text:p>9161/1</text:p>
          </table:table-cell>
          <table:table-cell office:value-type="string">
            <text:p>Hemangioblastoma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C3801</text:p>
          </table:table-cell>
          <table:table-cell office:value-type="string">
            <text:p>Hemangi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habdoid tumor [extrarenal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xtrarenal rhabdoid tumor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bined hepatocellular carcinoma and cholangiocarcinoma [Chronic cholangitis]</text:p>
          </table:table-cell>
          <table:table-cell office:value-type="string">
            <text:p>8180/3</text:p>
          </table:table-cell>
          <table:table-cell office:value-type="string">
            <text:p>Combined hepatocellular carcinoma and cholangiocarcinoma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C3828</text:p>
          </table:table-cell>
          <table:table-cell office:value-type="string">
            <text:p>Combined Hepatocellular Carcinoma and Cholangi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ndromyxoid fibroma</text:p>
          </table:table-cell>
          <table:table-cell office:value-type="string">
            <text:p>9241/0</text:p>
          </table:table-cell>
          <table:table-cell office:value-type="string">
            <text:p>Chondromyxoid fibr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830</text:p>
          </table:table-cell>
          <table:table-cell table:style-name="ce4" office:value-type="string">
            <text:p>Chondromyxoid 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autonomic nerve tumor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868</text:p>
          </table:table-cell>
          <table:table-cell table:style-name="ce7" office:value-type="string">
            <text:p>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uncertain malignant potential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3868</text:p>
          </table:table-cell>
          <table:table-cell table:style-name="ce7" office:value-type="string">
            <text:p>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borderline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3868</text:p>
          </table:table-cell>
          <table:table-cell table:style-name="ce7" office:value-type="string">
            <text:p>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low biological potential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3868</text:p>
          </table:table-cell>
          <table:table-cell table:style-name="ce7" office:value-type="string">
            <text:p>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cell carcinoma with squamous cell carcinoma [lung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cell neuroendocrine carcinoma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ermatocytic seminoma</text:p>
          </table:table-cell>
          <table:table-cell office:value-type="string">
            <text:p>9063/3</text:p>
          </table:table-cell>
          <table:table-cell office:value-type="string">
            <text:p>Spermatocytic seminoma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39921</text:p>
          </table:table-cell>
          <table:table-cell table:style-name="ce4" office:value-type="string">
            <text:p>Testicular Spermatocytic Sem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onoclonal gammopathy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996</text:p>
          </table:table-cell>
          <table:table-cell office:value-type="string">
            <text:p>Monoclonal Gammopathy of Undetermined Significanc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onoclonal Gammopathy of Uncertain Significance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996</text:p>
          </table:table-cell>
          <table:table-cell office:value-type="string">
            <text:p>Monoclonal Gammopathy of Undetermined Significanc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 of the breast [Her2 normal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 carcinoma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breast adenocarcinoma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adenocarcinoma [pT2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of the breast [BRCA1pos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of the breast with a predominant intraductal component [grade II, stage pT1c, 3 pos. LN, dist metast. yes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[ER 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CIS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of the breast [grade III, stage pT2, 9 pos. LN, dist metast. no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east cancer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 / ductal carcinoma in situ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croinvasive DCIS, G3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lobular carcinoma in situ [breast]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 lobular carcinomas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ell carcinoma with prominent smooth muscle stroma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arcinoma [cell line 786-0]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tubular and spindle cell carcinoma of the kidney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arcinoma, clear cell [T2N0M0, G2, microsatellite alterations]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hyroid adenocarcinoma [familial, nodes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thyroid hyperplasia [familial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renal carcinoma [lung metastasis derived cell line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serous adenocarcinoma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 [stage PT2NOMx, grade High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ringed sideroblasts [RARS]</text:p>
          </table:table-cell>
          <table:table-cell office:value-type="string">
            <text:p>9982/3</text:p>
          </table:table-cell>
          <table:table-cell office:value-type="string">
            <text:p>Refractory anemia with sidero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036</text:p>
          </table:table-cell>
          <table:table-cell office:value-type="string">
            <text:p>Myelodysplastic Syndrome with Ring Sideroblast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strocytoma, pilocytic/juvenile [familial]</text:p>
          </table:table-cell>
          <table:table-cell office:value-type="string">
            <text:p>9421/1</text:p>
          </table:table-cell>
          <table:table-cell office:value-type="string">
            <text:p>Pil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47</text:p>
          </table:table-cell>
          <table:table-cell office:value-type="string">
            <text:p>Pilocytic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 mixed 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I mixed 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ningioma [recurrent]</text:p>
          </table:table-cell>
          <table:table-cell office:value-type="string">
            <text:p>9530/3</text:p>
          </table:table-cell>
          <table:table-cell office:value-type="string">
            <text:p>Mening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1</text:p>
          </table:table-cell>
          <table:table-cell office:value-type="string">
            <text:p>Anaplastic (Malignant) Meni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carcinoma</text:p>
          </table:table-cell>
          <table:table-cell office:value-type="string">
            <text:p>8022/3</text:p>
          </table:table-cell>
          <table:table-cell office:value-type="string">
            <text:p>Pleomorphic carcinoma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4094</text:p>
          </table:table-cell>
          <table:table-cell table:style-name="ce7" office:value-type="string">
            <text:p>Pleomorphic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ransitional cell carcinoma [low grade]</text:p>
          </table:table-cell>
          <table:table-cell office:value-type="string">
            <text:p>8130/3</text:p>
          </table:table-cell>
          <table:table-cell office:value-type="string">
            <text:p>Papillary transitional cell carcinoma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4122</text:p>
          </table:table-cell>
          <table:table-cell office:value-type="string">
            <text:p>Papillary 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varian tumor [epithelial, low malignant potential]</text:p>
          </table:table-cell>
          <table:table-cell office:value-type="string">
            <text:p>8140/2</text:p>
          </table:table-cell>
          <table:table-cell office:value-type="string">
            <text:p>Adenocarcinoma in situ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123</text:p>
          </table:table-cell>
          <table:table-cell office:value-type="string">
            <text:p>Adenocarcinoma In Situ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adenoma [colorectal]</text:p>
          </table:table-cell>
          <table:table-cell office:value-type="string">
            <text:p>8211/0</text:p>
          </table:table-cell>
          <table:table-cell office:value-type="string">
            <text:p>Tubular ade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4133</text:p>
          </table:table-cell>
          <table:table-cell office:value-type="string">
            <text:p>Tubular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amilial adenomatous polyposis</text:p>
          </table:table-cell>
          <table:table-cell office:value-type="string">
            <text:p>8220/3</text:p>
          </table:table-cell>
          <table:table-cell office:value-type="string">
            <text:p>Adenocarcinoma in adenomatous polyposis coli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4134</text:p>
          </table:table-cell>
          <table:table-cell table:style-name="ce4" office:value-type="string">
            <text:p>Adenocarcinoma in Adenomatous Polyposis Coli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lovillous adenoma [colorectal]</text:p>
          </table:table-cell>
          <table:table-cell office:value-type="string">
            <text:p>8263/0</text:p>
          </table:table-cell>
          <table:table-cell office:value-type="string">
            <text:p>Tubulovillous ade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4143</text:p>
          </table:table-cell>
          <table:table-cell office:value-type="string">
            <text:p>Tubulovillous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ell carcinoma, chromophobe type</text:p>
          </table:table-cell>
          <table:table-cell office:value-type="string">
            <text:p>8317/3</text:p>
          </table:table-cell>
          <table:table-cell office:value-type="string">
            <text:p>Renal cell carcinoma, chromophobe type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146</text:p>
          </table:table-cell>
          <table:table-cell office:value-type="string">
            <text:p>Chromophobe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etal adenoma of the thyroid</text:p>
          </table:table-cell>
          <table:table-cell office:value-type="string">
            <text:p>8333/0</text:p>
          </table:table-cell>
          <table:table-cell office:value-type="string">
            <text:p>Microfollicular ade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160</text:p>
          </table:table-cell>
          <table:table-cell table:style-name="ce4" office:value-type="string">
            <text:p>Thyroid Gland Fetal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xtaglomerular cell tumors [JGCT, reninoma]</text:p>
          </table:table-cell>
          <table:table-cell office:value-type="string">
            <text:p>8361/0</text:p>
          </table:table-cell>
          <table:table-cell office:value-type="string">
            <text:p>Juxtaglomerular tumor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162</text:p>
          </table:table-cell>
          <table:table-cell office:value-type="string">
            <text:p>Juxtaglomerular Cel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edocarcinoma</text:p>
          </table:table-cell>
          <table:table-cell office:value-type="string">
            <text:p>8501/3</text:p>
          </table:table-cell>
          <table:table-cell office:value-type="string">
            <text:p>Comed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188</text:p>
          </table:table-cell>
          <table:table-cell table:style-name="ce7" office:value-type="string">
            <text:p>Comed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edocarcinoma, NOS</text:p>
          </table:table-cell>
          <table:table-cell office:value-type="string">
            <text:p>8501/3</text:p>
          </table:table-cell>
          <table:table-cell office:value-type="string">
            <text:p>Comed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188</text:p>
          </table:table-cell>
          <table:table-cell table:style-name="ce4" office:value-type="string">
            <text:p>Comed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breast cancer [cell line, xenografts]</text:p>
          </table:table-cell>
          <table:table-cell office:value-type="string">
            <text:p>8502/3</text:p>
          </table:table-cell>
          <table:table-cell office:value-type="string">
            <text:p>Secretory carcinoma of breast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189</text:p>
          </table:table-cell>
          <table:table-cell office:value-type="string">
            <text:p>Secretory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sympathetic paraganglioma [vagal]</text:p>
          </table:table-cell>
          <table:table-cell office:value-type="string">
            <text:p>8682/1</text:p>
          </table:table-cell>
          <table:table-cell office:value-type="string">
            <text:p>Parasympathetic paraganglioma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4217</text:p>
          </table:table-cell>
          <table:table-cell office:value-type="string">
            <text:p>Parasympathetic Paragan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pheochromocytoma</text:p>
          </table:table-cell>
          <table:table-cell office:value-type="string">
            <text:p>8700/3</text:p>
          </table:table-cell>
          <table:table-cell office:value-type="string">
            <text:p>Pheochromocytoma, malignant</text:p>
          </table:table-cell>
          <table:table-cell office:value-type="string">
            <text:p>C74.9</text:p>
          </table:table-cell>
          <table:table-cell office:value-type="string">
            <text:p>Adrenal glands</text:p>
          </table:table-cell>
          <table:table-cell office:value-type="string">
            <text:p>C4220</text:p>
          </table:table-cell>
          <table:table-cell office:value-type="string">
            <text:p>Malignant Adrenal Gland Pheochrom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melanoma</text:p>
          </table:table-cell>
          <table:table-cell office:value-type="string">
            <text:p>8721/3</text:p>
          </table:table-cell>
          <table:table-cell office:value-type="string">
            <text:p>Nodular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lastofibroma</text:p>
          </table:table-cell>
          <table:table-cell office:value-type="string">
            <text:p>8820/0</text:p>
          </table:table-cell>
          <table:table-cell office:value-type="string">
            <text:p>Elastofibr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45</text:p>
          </table:table-cell>
          <table:table-cell table:style-name="ce4" office:value-type="string">
            <text:p>Elasto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us histiocytoma, malignant</text:p>
          </table:table-cell>
          <table:table-cell office:value-type="string">
            <text:p>8830/3</text:p>
          </table:table-cell>
          <table:table-cell office:value-type="string">
            <text:p>Malignant fibrous histiocy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<text:s text:c="3"/>brous histiocytoma [myxoid, metastasized]</text:p>
          </table:table-cell>
          <table:table-cell office:value-type="string">
            <text:p>8830/3</text:p>
          </table:table-cell>
          <table:table-cell office:value-type="string">
            <text:p>Malignant fibrous histiocy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fibrous histiocytoma [stage IV]</text:p>
          </table:table-cell>
          <table:table-cell office:value-type="string">
            <text:p>8830/3</text:p>
          </table:table-cell>
          <table:table-cell office:value-type="string">
            <text:p>Malignant fibrous histiocy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ouble-component liposarcoma</text:p>
          </table:table-cell>
          <table:table-cell office:value-type="string">
            <text:p>8855/3</text:p>
          </table:table-cell>
          <table:table-cell office:value-type="string">
            <text:p>Mix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53</text:p>
          </table:table-cell>
          <table:table-cell office:value-type="string">
            <text:p>Mixed Lip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rhabdomyosarcoma [PAX3-FKHR pos.]</text:p>
          </table:table-cell>
          <table:table-cell office:value-type="string">
            <text:p>8901/3</text:p>
          </table:table-cell>
          <table:table-cell office:value-type="string">
            <text:p>Pleomorphic rhabdomyosarcoma, adult type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58</text:p>
          </table:table-cell>
          <table:table-cell office:value-type="string">
            <text:p>Pleomorphic Rhabd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stromal sarcoma [low grade]</text:p>
          </table:table-cell>
          <table:table-cell office:value-type="string">
            <text:p>8931/3</text:p>
          </table:table-cell>
          <table:table-cell office:value-type="string">
            <text:p>Endometrial stromal sarcoma, low grade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4263</text:p>
          </table:table-cell>
          <table:table-cell office:value-type="string">
            <text:p>Low Grade Endometrioid Stromal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sarcoma of kidney</text:p>
          </table:table-cell>
          <table:table-cell office:value-type="string">
            <text:p>8964/3</text:p>
          </table:table-cell>
          <table:table-cell office:value-type="string">
            <text:p>Clear cell sarcoma of kidney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264</text:p>
          </table:table-cell>
          <table:table-cell office:value-type="string">
            <text:p>Clear Cell Sarcoma of the Kidney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pancreatoblastoma</text:p>
          </table:table-cell>
          <table:table-cell office:value-type="string">
            <text:p>8971/3</text:p>
          </table:table-cell>
          <table:table-cell office:value-type="string">
            <text:p>Pancreatoblastom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4265</text:p>
          </table:table-cell>
          <table:table-cell office:value-type="string">
            <text:p>Pancreat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iastinal germ cell tumor [immature teratoma, stage I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4286</text:p>
          </table:table-cell>
          <table:table-cell office:value-type="string">
            <text:p>Immature Tera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sacrococcygeal teratoma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4286</text:p>
          </table:table-cell>
          <table:table-cell office:value-type="string">
            <text:p>Immature Tera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matosis cerebri [infratentorial]</text:p>
          </table:table-cell>
          <table:table-cell office:value-type="string">
            <text:p>9381/3</text:p>
          </table:table-cell>
          <table:table-cell office:value-type="string">
            <text:p>Gliomatosis cerebri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318</text:p>
          </table:table-cell>
          <table:table-cell office:value-type="string">
            <text:p>Gliomatosis Cerebri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toplasmic astrocytoma</text:p>
          </table:table-cell>
          <table:table-cell office:value-type="string">
            <text:p>9410/3</text:p>
          </table:table-cell>
          <table:table-cell office:value-type="string">
            <text:p>Protoplasm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0</text:p>
          </table:table-cell>
          <table:table-cell office:value-type="string">
            <text:p>Protoplasmic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emistocytic astrocytoma</text:p>
          </table:table-cell>
          <table:table-cell office:value-type="string">
            <text:p>9411/3</text:p>
          </table:table-cell>
          <table:table-cell office:value-type="string">
            <text:p>Gemist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1</text:p>
          </table:table-cell>
          <table:table-cell office:value-type="string">
            <text:p>Gemistocytic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illary astrocytoma</text:p>
          </table:table-cell>
          <table:table-cell office:value-type="string">
            <text:p>9420/3</text:p>
          </table:table-cell>
          <table:table-cell office:value-type="string">
            <text:p>Fibrillary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2</text:p>
          </table:table-cell>
          <table:table-cell office:value-type="string">
            <text:p>Fibrillary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xanthoastrocytoma [supratentorial]</text:p>
          </table:table-cell>
          <table:table-cell office:value-type="string">
            <text:p>9424/3</text:p>
          </table:table-cell>
          <table:table-cell office:value-type="string">
            <text:p>Pleomorphic xanthoastrocytoma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4323</text:p>
          </table:table-cell>
          <table:table-cell office:value-type="string">
            <text:p>Pleomorphic Xantho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Astroblastoma</text:p>
          </table:table-cell>
          <table:table-cell office:value-type="string">
            <text:p>9430/3</text:p>
          </table:table-cell>
          <table:table-cell office:value-type="string">
            <text:p>Ast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4</text:p>
          </table:table-cell>
          <table:table-cell office:value-type="string">
            <text:p>Ast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Well Differentiated Astroblastoma</text:p>
          </table:table-cell>
          <table:table-cell office:value-type="string">
            <text:p>9430/3</text:p>
          </table:table-cell>
          <table:table-cell office:value-type="string">
            <text:p>Ast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4</text:p>
          </table:table-cell>
          <table:table-cell office:value-type="string">
            <text:p>Ast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epithelioma</text:p>
          </table:table-cell>
          <table:table-cell office:value-type="string">
            <text:p>9501/3</text:p>
          </table:table-cell>
          <table:table-cell office:value-type="string">
            <text:p>Medulloepitheli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4327</text:p>
          </table:table-cell>
          <table:table-cell table:style-name="ce4" office:value-type="string">
            <text:p>Medulloepi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ntle cell lymphoma [t(11;14) positive]</text:p>
          </table:table-cell>
          <table:table-cell office:value-type="string">
            <text:p>9673/3</text:p>
          </table:table-cell>
          <table:table-cell office:value-type="string">
            <text:p>Mantle 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37</text:p>
          </table:table-cell>
          <table:table-cell office:value-type="string">
            <text:p>Mantle 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, T-Cell/Histiocyte-Rich [stage IA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neg., t(14;18) neg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B-cell lymphoma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histiocytoma [cell line U937-I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pos., t(14;18) pos.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, cb [IG-IRF4 pos.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neg., t(14;18) neg.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lymphoma, histiocytic, diffuse [cell line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diac lymphoma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38.0</text:p>
          </table:table-cell>
          <table:table-cell office:value-type="string">
            <text:p>Heart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Colon(Cecum)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id proliferative disorder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utaneous gamma-delta T-cell lymphoma</text:p>
          </table:table-cell>
          <table:table-cell office:value-type="string">
            <text:p>9726/3</text:p>
          </table:table-cell>
          <table:table-cell office:value-type="string">
            <text:p>Primary cutaneous gamma-delta-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5340</text:p>
          </table:table-cell>
          <table:table-cell office:value-type="string">
            <text:p>Primary cutaneous gamma-delta-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carcinoma [metatstasis]</text:p>
          </table:table-cell>
          <table:table-cell office:value-type="string">
            <text:p>8272/3</text:p>
          </table:table-cell>
          <table:table-cell office:value-type="string">
            <text:p>Pituitary carc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4536</text:p>
          </table:table-cell>
          <table:table-cell office:value-type="string">
            <text:p>Pituitary Gland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showing thymus-like elements</text:p>
          </table:table-cell>
          <table:table-cell office:value-type="string">
            <text:p>8589/3</text:p>
          </table:table-cell>
          <table:table-cell office:value-type="string">
            <text:p>Carcinoma showing thymus-like eleme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6106</text:p>
          </table:table-cell>
          <table:table-cell office:value-type="string">
            <text:p>Thyroid Gland Carcinoma Showing Thymus-Like Differentiation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 B-cell lymphoma [Spleen, LN, BM, PB]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42.2</text:p>
          </table:table-cell>
          <table:table-cell office:value-type="string">
            <text:p>Spleen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lenic marginal zone lymphoma, NOS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42.2</text:p>
          </table:table-cell>
          <table:table-cell office:value-type="string">
            <text:p>Spleen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erentiating dermatofibrosarcoma protuberans</text:p>
          </table:table-cell>
          <table:table-cell office:value-type="string">
            <text:p>8832/3</text:p>
          </table:table-cell>
          <table:table-cell office:value-type="string">
            <text:p>Dermatofibrosarc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683</text:p>
          </table:table-cell>
          <table:table-cell office:value-type="string">
            <text:p>Dermatofibrosarcoma Protuberan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K-cell lymphoma [blastic, skin involvement]</text:p>
          </table:table-cell>
          <table:table-cell office:value-type="string">
            <text:p>9719/3</text:p>
          </table:table-cell>
          <table:table-cell office:value-type="string">
            <text:p>NK/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K/Tcell lymphoma [cutaneous]</text:p>
          </table:table-cell>
          <table:table-cell office:value-type="string">
            <text:p>9719/3</text:p>
          </table:table-cell>
          <table:table-cell office:value-type="string">
            <text:p>NK/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tural Killer Cell Lymphoma [nasal, relapse in ovary]</text:p>
          </table:table-cell>
          <table:table-cell office:value-type="string">
            <text:p>9719/3</text:p>
          </table:table-cell>
          <table:table-cell office:value-type="string">
            <text:p>NK/T-cell lymphoma, nasal and nasal-type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carcinoma</text:p>
          </table:table-cell>
          <table:table-cell office:value-type="string">
            <text:p>9390/3</text:p>
          </table:table-cell>
          <table:table-cell office:value-type="string">
            <text:p>Choroid plexus carcinoma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C4715</text:p>
          </table:table-cell>
          <table:table-cell office:value-type="string">
            <text:p>Choroid Plex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-cell odontogenic carcinoma, primary tumor</text:p>
          </table:table-cell>
          <table:table-cell office:value-type="string">
            <text:p>9270/3</text:p>
          </table:table-cell>
          <table:table-cell office:value-type="string">
            <text:p>Odontogenic tumor, malignant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4812</text:p>
          </table:table-cell>
          <table:table-cell table:style-name="ce4" office:value-type="string">
            <text:p>Malignant Odontogenic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sarcoma NOS [grade III, primary]</text:p>
          </table:table-cell>
          <table:table-cell office:value-type="string">
            <text:p>8895/3</text:p>
          </table:table-cell>
          <table:table-cell office:value-type="string">
            <text:p>My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883</text:p>
          </table:table-cell>
          <table:table-cell office:value-type="string">
            <text:p>Malignant Muscle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fibroblastoma</text:p>
          </table:table-cell>
          <table:table-cell office:value-type="string">
            <text:p>8825/0</text:p>
          </table:table-cell>
          <table:table-cell office:value-type="string">
            <text:p>Myofibroblas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9012</text:p>
          </table:table-cell>
          <table:table-cell table:style-name="ce4" office:value-type="string">
            <text:p>Myofib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ependymoma [grade 3, Post. fossa]</text:p>
          </table:table-cell>
          <table:table-cell office:value-type="string">
            <text:p>9392/3</text:p>
          </table:table-cell>
          <table:table-cell office:value-type="string">
            <text:p>Ependymoma, anaplastic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15</text:p>
          </table:table-cell>
          <table:table-cell office:value-type="string">
            <text:p>Embryonal Tumor with Multilayered Rosettes, C19MC-Alter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endymoblastoma</text:p>
          </table:table-cell>
          <table:table-cell office:value-type="string">
            <text:p>9392/3</text:p>
          </table:table-cell>
          <table:table-cell office:value-type="string">
            <text:p>Ependymoma, anaplastic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15</text:p>
          </table:table-cell>
          <table:table-cell office:value-type="string">
            <text:p>Embryonal Tumor with Multilayered Rosettes, C19MC-Alter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papillomas</text:p>
          </table:table-cell>
          <table:table-cell office:value-type="string">
            <text:p>9390/1</text:p>
          </table:table-cell>
          <table:table-cell office:value-type="string">
            <text:p>Atypical choroid plexus papilloma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C53686</text:p>
          </table:table-cell>
          <table:table-cell office:value-type="string">
            <text:p>Atypical Choroid Plexus Papill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papilloma [grade 1]</text:p>
          </table:table-cell>
          <table:table-cell office:value-type="string">
            <text:p>9390/1</text:p>
          </table:table-cell>
          <table:table-cell office:value-type="string">
            <text:p>Atypical choroid plexus papilloma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C53686</text:p>
          </table:table-cell>
          <table:table-cell office:value-type="string">
            <text:p>Atypical Choroid Plexus Papill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NET with glial component [Supratentorial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itive Neuroectodermal Tumor supratentorial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ntral nervous system primitive neuroectodermal tumor [cerebral region <text:s text:c="2"/>frontal lobe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ain neuroblastoma (Primitive neuroectodermal tumor)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medullary carcinoma</text:p>
          </table:table-cell>
          <table:table-cell office:value-type="string">
            <text:p>8319/3</text:p>
          </table:table-cell>
          <table:table-cell office:value-type="string">
            <text:p>Collecting duct carci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6194</text:p>
          </table:table-cell>
          <table:table-cell office:value-type="string">
            <text:p>Carcinoma of the Collecting Ducts of Bellini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ma-like liposarcoma [thigh, deep]</text:p>
          </table:table-cell>
          <table:table-cell office:value-type="string">
            <text:p>8851/3</text:p>
          </table:table-cell>
          <table:table-cell office:value-type="string">
            <text:p>Liposarcoma, well differentiated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05</text:p>
          </table:table-cell>
          <table:table-cell office:value-type="string">
            <text:p>Atypical Lipomatou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Liposarcoma, well differentiated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05</text:p>
          </table:table-cell>
          <table:table-cell office:value-type="string">
            <text:p>Atypical Lipomatou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well-differentiated and dedifferentiated liposarcoma</text:p>
          </table:table-cell>
          <table:table-cell office:value-type="string">
            <text:p>8851/3</text:p>
          </table:table-cell>
          <table:table-cell office:value-type="string">
            <text:p>Liposarcoma, well differentiated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05</text:p>
          </table:table-cell>
          <table:table-cell office:value-type="string">
            <text:p>Atypical Lipomatou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small cell carcinoma [lung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5151</text:p>
          </table:table-cell>
          <table:table-cell table:style-name="ce7" office:value-type="string">
            <text:p>Non-Smal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5192</text:p>
          </table:table-cell>
          <table:table-cell office:value-type="string">
            <text:p>Tubular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carcinoma of the breast [grade I, stage pT1c, 0 pos. LN, dist metast. no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5192</text:p>
          </table:table-cell>
          <table:table-cell office:value-type="string">
            <text:p>Tubular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 [breast, BRCAX - familial, Tubular partial cribriform, grade II G1 [van Nuys], T3N1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5192</text:p>
          </table:table-cell>
          <table:table-cell office:value-type="string">
            <text:p>Tubular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 of the thyroid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oradic medullary thyroid carcinoma [metastasis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 of the breast [grade III, stage pT1c, 0 pos. LN, dist metast. no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oid malignant melanoma [primary]</text:p>
          </table:table-cell>
          <table:table-cell office:value-type="string">
            <text:p>8770/3</text:p>
          </table:table-cell>
          <table:table-cell office:value-type="string">
            <text:p>Mixed epithelioid and spindle cell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66756</text:p>
          </table:table-cell>
          <table:table-cell office:value-type="string">
            <text:p>Mixed Epithelioid and Spindle Cell 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yxoid tumor</text:p>
          </table:table-cell>
          <table:table-cell office:value-type="string">
            <text:p>8811/0</text:p>
          </table:table-cell>
          <table:table-cell office:value-type="string">
            <text:p>Fibromyx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6760</text:p>
          </table:table-cell>
          <table:table-cell office:value-type="string">
            <text:p>Fibromyx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id adenocarcinoma</text:p>
          </table:table-cell>
          <table:table-cell office:value-type="string">
            <text:p>8576/3</text:p>
          </table:table-cell>
          <table:table-cell office:value-type="string">
            <text:p>Hepatoid adenocarcin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66950</text:p>
          </table:table-cell>
          <table:table-cell table:style-name="ce4" office:value-type="string">
            <text:p>Hepat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arcomatoid mesothelioma</text:p>
          </table:table-cell>
          <table:table-cell office:value-type="string">
            <text:p>9051/3</text:p>
          </table:table-cell>
          <table:table-cell office:value-type="string">
            <text:p>Fibrous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6747</text:p>
          </table:table-cell>
          <table:table-cell office:value-type="string">
            <text:p>Desmoplastic 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small cell carcinoma [lung]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adenocarcinoma [lung]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squamous cell carcinoma [lung]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papillary cystic tumor of borderline malignancy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cropapillary serous carcinoma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ystic tumor of borderline malignancy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cystadenoma borderline malignancy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ependymoma [Benign, posterior foss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endymoma, benign [child, posterior foss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Large cell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4</text:p>
          </table:table-cell>
          <table:table-cell office:value-type="string">
            <text:p>Large Cell 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cytoma</text:p>
          </table:table-cell>
          <table:table-cell office:value-type="string">
            <text:p>9506/1</text:p>
          </table:table-cell>
          <table:table-cell office:value-type="string">
            <text:p>Central neu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905</text:p>
          </table:table-cell>
          <table:table-cell office:value-type="string">
            <text:p>Cerebellar Liponeu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teratoid/rhabdoid tumour [infratentorial]</text:p>
          </table:table-cell>
          <table:table-cell office:value-type="string">
            <text:p>9508/3</text:p>
          </table:table-cell>
          <table:table-cell office:value-type="string">
            <text:p>Atypical teratoid/rhabdoid tumor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6</text:p>
          </table:table-cell>
          <table:table-cell office:value-type="string">
            <text:p>Atypical Teratoid/Rhabd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ebral tumor with extensive rhabdoid features</text:p>
          </table:table-cell>
          <table:table-cell office:value-type="string">
            <text:p>9538/3</text:p>
          </table:table-cell>
          <table:table-cell office:value-type="string">
            <text:p>Papillary meningioma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6909</text:p>
          </table:table-cell>
          <table:table-cell office:value-type="string">
            <text:p>Rhabdoid Meni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ffusion Lymphoma [Ascites]</text:p>
          </table:table-cell>
          <table:table-cell office:value-type="string">
            <text:p>9678/3</text:p>
          </table:table-cell>
          <table:table-cell office:value-type="string">
            <text:p>Primary effusion lymphoma</text:p>
          </table:table-cell>
          <table:table-cell office:value-type="string">
            <text:p>C48.9</text:p>
          </table:table-cell>
          <table:table-cell office:value-type="string">
            <text:p>Retroperitoneum and peritoneum</text:p>
          </table:table-cell>
          <table:table-cell office:value-type="string">
            <text:p>C6915</text:p>
          </table:table-cell>
          <table:table-cell office:value-type="string">
            <text:p>Primary Effusio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ike lymphoma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ymphoma/leukemia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46,XY,dup(1)(q25q42),t(8;14)(q24;q32)/46,XY, dup(1)(q21q11),t(8;14)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neocytoma</text:p>
          </table:table-cell>
          <table:table-cell office:value-type="string">
            <text:p>9361/1</text:p>
          </table:table-cell>
          <table:table-cell office:value-type="string">
            <text:p>Pineocy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C6966</text:p>
          </table:table-cell>
          <table:table-cell office:value-type="string">
            <text:p>Pine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neal parenchymal tumor of intermediate differentiation</text:p>
          </table:table-cell>
          <table:table-cell office:value-type="string">
            <text:p>9362/3</text:p>
          </table:table-cell>
          <table:table-cell office:value-type="string">
            <text:p>Pineoblas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C6967</text:p>
          </table:table-cell>
          <table:table-cell office:value-type="string">
            <text:p>Pineal Parenchymal Tumor of Intermediate Differentiation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onoblastic leukemia [FAB M5, refractory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171</text:p>
          </table:table-cell>
          <table:table-cell office:value-type="string">
            <text:p>Acute Monoblas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astrocytoma [sup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ubependymal giant cell astrocytoma [sup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lomyxoid astrocytoma [inf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-NHL [stage IV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Hodgkins Lymphoma [T-cell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tural killer lymphoma [Pulmonary lymph node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carcinoid tumor [lung]</text:p>
          </table:table-cell>
          <table:table-cell office:value-type="string">
            <text:p>8249/3</text:p>
          </table:table-cell>
          <table:table-cell office:value-type="string">
            <text:p>Atypical carcinoid tumor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72074</text:p>
          </table:table-cell>
          <table:table-cell office:value-type="string">
            <text:p>Atypical Carcin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cell lymphoma [immunoblastic, nodal]</text:p>
          </table:table-cell>
          <table:table-cell office:value-type="string">
            <text:p>9684/3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24</text:p>
          </table:table-cell>
          <table:table-cell office:value-type="string">
            <text:p>Plasmablastic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L, large B-cell, diffuse, immunoblastic, NOS [CNS, AIDS related]</text:p>
          </table:table-cell>
          <table:table-cell office:value-type="string">
            <text:p>9684/3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7224</text:p>
          </table:table-cell>
          <table:table-cell office:value-type="string">
            <text:p>Plasmablastic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T [pulmonary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e lymphoma lymphoma of the orbit [Orbit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69.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e B-cell Lymphoma [Stomach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, foll [stage PT4N1bM0, grade High]</text:p>
          </table:table-cell>
          <table:table-cell office:value-type="string">
            <text:p>8340/3</text:p>
          </table:table-cell>
          <table:table-cell office:value-type="string">
            <text:p>Papillary carcinoma, follicular varia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7380</text:p>
          </table:table-cell>
          <table:table-cell office:value-type="string">
            <text:p>Oncocytic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, follicular variant [stage PpT4aN1b, grade High]</text:p>
          </table:table-cell>
          <table:table-cell office:value-type="string">
            <text:p>8340/3</text:p>
          </table:table-cell>
          <table:table-cell office:value-type="string">
            <text:p>Papillary carcinoma, follicular varia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7380</text:p>
          </table:table-cell>
          <table:table-cell office:value-type="string">
            <text:p>Oncocytic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of blasts (FAB)</text:p>
          </table:table-cell>
          <table:table-cell office:value-type="string">
            <text:p>9983/3</text:p>
          </table:table-cell>
          <table:table-cell office:value-type="string">
            <text:p>Refractory anemia with excess 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506</text:p>
          </table:table-cell>
          <table:table-cell office:value-type="string">
            <text:p>Myelodysplastic Syndrome with Excess Blast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blasts [RAEB]</text:p>
          </table:table-cell>
          <table:table-cell office:value-type="string">
            <text:p>9983/3</text:p>
          </table:table-cell>
          <table:table-cell office:value-type="string">
            <text:p>Refractory anemia with excess 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506</text:p>
          </table:table-cell>
          <table:table-cell office:value-type="string">
            <text:p>Myelodysplastic Syndrome with Excess Blast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T-cell lymphoma, NOS [AIDS related]</text:p>
          </table:table-cell>
          <table:table-cell office:value-type="string">
            <text:p>9705/3</text:p>
          </table:table-cell>
          <table:table-cell office:value-type="string">
            <text:p>Angioimmunoblastic T-cell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528</text:p>
          </table:table-cell>
          <table:table-cell office:value-type="string">
            <text:p>Angioimmunoblastic 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epithelial carcinoma [Lower lip; clear cell]</text:p>
          </table:table-cell>
          <table:table-cell office:value-type="string">
            <text:p>8982/3</text:p>
          </table:table-cell>
          <table:table-cell office:value-type="string">
            <text:p>Malignant myoepitheli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7596</text:p>
          </table:table-cell>
          <table:table-cell office:value-type="string">
            <text:p>Malignant Myoepi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ft tissue malignant myoepithelioma</text:p>
          </table:table-cell>
          <table:table-cell office:value-type="string">
            <text:p>8982/3</text:p>
          </table:table-cell>
          <table:table-cell office:value-type="string">
            <text:p>Malignant myoepitheli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596</text:p>
          </table:table-cell>
          <table:table-cell office:value-type="string">
            <text:p>Malignant Myoepi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litary fibrous tumor</text:p>
          </table:table-cell>
          <table:table-cell office:value-type="string">
            <text:p>8815/0</text:p>
          </table:table-cell>
          <table:table-cell office:value-type="string">
            <text:p>Solitary fibrous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634</text:p>
          </table:table-cell>
          <table:table-cell office:value-type="string">
            <text:p>Solitary Fibrou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hyperplasia [minimal atypia]</text:p>
          </table:table-cell>
          <table:table-cell office:value-type="string">
            <text:p>8380/1</text:p>
          </table:table-cell>
          <table:table-cell office:value-type="string">
            <text:p>Endometrioid adenoma, borderline malignancy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7983</text:p>
          </table:table-cell>
          <table:table-cell office:value-type="string">
            <text:p>Borderline Ovarian Endometrioid Tumor/Atypical Proliferative Ovarian Endometri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imple endometrial hyperplasia</text:p>
          </table:table-cell>
          <table:table-cell office:value-type="string">
            <text:p>8380/1</text:p>
          </table:table-cell>
          <table:table-cell office:value-type="string">
            <text:p>Endometrioid adenoma, borderline malignancy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7983</text:p>
          </table:table-cell>
          <table:table-cell office:value-type="string">
            <text:p>Borderline Ovarian Endometrioid Tumor/Atypical Proliferative Ovarian Endometri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plex endometrial hyperplasia</text:p>
          </table:table-cell>
          <table:table-cell office:value-type="string">
            <text:p>8380/1</text:p>
          </table:table-cell>
          <table:table-cell office:value-type="string">
            <text:p>Endometrioid adenoma, borderline malignancy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7983</text:p>
          </table:table-cell>
          <table:table-cell office:value-type="string">
            <text:p>Borderline Ovarian Endometrioid Tumor/Atypical Proliferative Ovarian Endometri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oid mesothelioma [familial]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id mesothelioma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oma [WHO B3]</text:p>
          </table:table-cell>
          <table:table-cell office:value-type="string">
            <text:p>8585/3</text:p>
          </table:table-cell>
          <table:table-cell office:value-type="string">
            <text:p>Thymoma, type B3, malignant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C7997</text:p>
          </table:table-cell>
          <table:table-cell office:value-type="string">
            <text:p>Thymoma Type B3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l intraepithelial neoplasia</text:p>
          </table:table-cell>
          <table:table-cell office:value-type="string">
            <text:p>8077/2</text:p>
          </table:table-cell>
          <table:table-cell office:value-type="string">
            <text:p>Squamous intraepithelial neoplasia, grade III</text:p>
          </table:table-cell>
          <table:table-cell office:value-type="string">
            <text:p>C21.9</text:p>
          </table:table-cell>
          <table:table-cell office:value-type="string">
            <text:p>Anal canal and anus</text:p>
          </table:table-cell>
          <table:table-cell office:value-type="string">
            <text:p>C8336</text:p>
          </table:table-cell>
          <table:table-cell table:style-name="ce4" office:value-type="string">
            <text:p>High Grade Squamous Intraepithelial Neoplas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neoplasia, grade III</text:p>
          </table:table-cell>
          <table:table-cell office:value-type="string">
            <text:p>8077/2</text:p>
          </table:table-cell>
          <table:table-cell office:value-type="string">
            <text:p>Squamous intraepithelial neoplasia, grade III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8336</text:p>
          </table:table-cell>
          <table:table-cell table:style-name="ce4" office:value-type="string">
            <text:p>High Grade Squamous Intraepithelial Neoplas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Burkitt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ggressive NK-cell leukemia</text:p>
          </table:table-cell>
          <table:table-cell office:value-type="string">
            <text:p>9948/3</text:p>
          </table:table-cell>
          <table:table-cell office:value-type="string">
            <text:p>Aggressive NK-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7</text:p>
          </table:table-cell>
          <table:table-cell office:value-type="string">
            <text:p>Aggressive NK-Cell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erythroid leukemia [FAB M6, refractory]</text:p>
          </table:table-cell>
          <table:table-cell office:value-type="string">
            <text:p>9840/3</text:p>
          </table:table-cell>
          <table:table-cell office:value-type="string">
            <text:p>Acute myeloid leukemia, M6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23</text:p>
          </table:table-cell>
          <table:table-cell office:value-type="string">
            <text:p>Acute Erythroi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sarcoma [undifferentiated]</text:p>
          </table:table-cell>
          <table:table-cell office:value-type="string">
            <text:p>8930/3</text:p>
          </table:table-cell>
          <table:table-cell office:value-type="string">
            <text:p>Endometrial stromal 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8973</text:p>
          </table:table-cell>
          <table:table-cell office:value-type="string">
            <text:p>Endometrioid Stromal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renocortical tumor [adenoma, left]</text:p>
          </table:table-cell>
          <table:table-cell office:value-type="string">
            <text:p>8370/0</text:p>
          </table:table-cell>
          <table:table-cell office:value-type="string">
            <text:p>Adrenal cortical aden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003</text:p>
          </table:table-cell>
          <table:table-cell office:value-type="string">
            <text:p>Adrenal Cortex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bined germ cell tumor [mediastinal, immature teratoma, yolk sac tumor, stage II]</text:p>
          </table:table-cell>
          <table:table-cell office:value-type="string">
            <text:p>9085/3</text:p>
          </table:table-cell>
          <table:table-cell office:value-type="string">
            <text:p>Mixed germ cell tumor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9010</text:p>
          </table:table-cell>
          <table:table-cell office:value-type="string">
            <text:p>Mixed Teratoma and Sem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enign cystic teratoma of the ovary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9014</text:p>
          </table:table-cell>
          <table:table-cell office:value-type="string">
            <text:p>Cystic Tera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NS germ cell tumor [mature teratoma]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C9014</text:p>
          </table:table-cell>
          <table:table-cell office:value-type="string">
            <text:p>Cystic Tera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Kaposi sarcoma</text:p>
          </table:table-cell>
          <table:table-cell office:value-type="string">
            <text:p>9140/3</text:p>
          </table:table-cell>
          <table:table-cell office:value-type="string">
            <text:p>Kaposi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087</text:p>
          </table:table-cell>
          <table:table-cell office:value-type="string">
            <text:p>Kaposi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arcoma [postirradiation, Skeletal osteosarcoma OB G4, Humerus]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ntigo maligna melanoma</text:p>
          </table:table-cell>
          <table:table-cell office:value-type="string">
            <text:p>8742/3</text:p>
          </table:table-cell>
          <table:table-cell office:value-type="string">
            <text:p>Lentigo maligna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151</text:p>
          </table:table-cell>
          <table:table-cell office:value-type="string">
            <text:p>Lentigo Maligna 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uperficial spreading melanoma [neck]</text:p>
          </table:table-cell>
          <table:table-cell office:value-type="string">
            <text:p>8743/3</text:p>
          </table:table-cell>
          <table:table-cell office:value-type="string">
            <text:p>Superficial spreading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152</text:p>
          </table:table-cell>
          <table:table-cell office:value-type="string">
            <text:p>Superficial Spreading 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smoid tumor</text:p>
          </table:table-cell>
          <table:table-cell office:value-type="string">
            <text:p>8821/1</text:p>
          </table:table-cell>
          <table:table-cell office:value-type="string">
            <text:p>Aggressive fibromatosi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182</text:p>
          </table:table-cell>
          <table:table-cell office:value-type="string">
            <text:p>Desmoid-Type Fibromatosi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rkel Carcinoma [1cm, skin Left eyebrow]</text:p>
          </table:table-cell>
          <table:table-cell office:value-type="string">
            <text:p>8247/3</text:p>
          </table:table-cell>
          <table:table-cell office:value-type="string">
            <text:p>Merkel cell carci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231</text:p>
          </table:table-cell>
          <table:table-cell office:value-type="string">
            <text:p>Merke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venile myelomonocytic leukemia</text:p>
          </table:table-cell>
          <table:table-cell office:value-type="string">
            <text:p>9946/3</text:p>
          </table:table-cell>
          <table:table-cell office:value-type="string">
            <text:p>Juvenile myelo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33</text:p>
          </table:table-cell>
          <table:table-cell office:value-type="string">
            <text:p>Juvenile Myelomon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glioneural tumour [temporal]</text:p>
          </table:table-cell>
          <table:table-cell office:value-type="string">
            <text:p>9509/1</text:p>
          </table:table-cell>
          <table:table-cell office:value-type="string">
            <text:p>Papillary glioneuronal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2554</text:p>
          </table:table-cell>
          <table:table-cell office:value-type="string">
            <text:p>Papillary Glioneuron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id leukemia with prior myelodysplastic syndrome [RAEB]</text:p>
          </table:table-cell>
          <table:table-cell office:value-type="string">
            <text:p>9895/3</text:p>
          </table:table-cell>
          <table:table-cell office:value-type="string">
            <text:p>Acute myeloid leukemia with myelodysplasia-related change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89</text:p>
          </table:table-cell>
          <table:table-cell office:value-type="string">
            <text:p>Acute Myeloid Leukemia with Multilineage Dysplas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ukemia NOS [cell line F36P]</text:p>
          </table:table-cell>
          <table:table-cell office:value-type="string">
            <text:p>9801/3</text:p>
          </table:table-cell>
          <table:table-cell office:value-type="string">
            <text:p>Acute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98</text:p>
          </table:table-cell>
          <table:table-cell office:value-type="string">
            <text:p>Acute Undifferentiate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xed-phenotype acute leukemia</text:p>
          </table:table-cell>
          <table:table-cell office:value-type="string">
            <text:p>9801/3</text:p>
          </table:table-cell>
          <table:table-cell office:value-type="string">
            <text:p>Acute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98</text:p>
          </table:table-cell>
          <table:table-cell office:value-type="string">
            <text:p>Acute Undifferentiate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eukemia NOS [cell line KASUMI1]</text:p>
          </table:table-cell>
          <table:table-cell office:value-type="string">
            <text:p>9801/3</text:p>
          </table:table-cell>
          <table:table-cell office:value-type="string">
            <text:p>Acute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98</text:p>
          </table:table-cell>
          <table:table-cell office:value-type="string">
            <text:p>Acute Undifferentiate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astic plasmacytoid dendritic cell neoplasm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305</text:p>
          </table:table-cell>
          <table:table-cell table:style-name="ce4" office:value-type="string">
            <text:p>Malignant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imal sarcoma [Aorta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ft tissue tumor [recurrence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doid Sarcoma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sarcoma [grade high, primary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renal cortical carcinoma [pediatric]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primitive neuroectodermal tumor</text:p>
          </table:table-cell>
          <table:table-cell office:value-type="string">
            <text:p>9364/3</text:p>
          </table:table-cell>
          <table:table-cell office:value-type="string">
            <text:p>Peripheral neuroectodermal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9341</text:p>
          </table:table-cell>
          <table:table-cell office:value-type="string">
            <text:p>Peripheral Primitive Neuroectoder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pithelioma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41</text:p>
          </table:table-cell>
          <table:table-cell office:value-type="string">
            <text:p>Peripheral Primitive Neuroectoder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asmacytoma, NOS</text:p>
          </table:table-cell>
          <table:table-cell office:value-type="string">
            <text:p>9731/3</text:p>
          </table:table-cell>
          <table:table-cell office:value-type="string">
            <text:p>Plasmacyt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349</text:p>
          </table:table-cell>
          <table:table-cell office:value-type="string">
            <text:p>Plasma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odgkin lymphoma, NOS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asal cell carcinoma [Temple, Nodular]</text:p>
          </table:table-cell>
          <table:table-cell office:value-type="string">
            <text:p>8090/3</text:p>
          </table:table-cell>
          <table:table-cell office:value-type="string">
            <text:p>Basal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359</text:p>
          </table:table-cell>
          <table:table-cell office:value-type="string">
            <text:p>Skin Pigmented Bas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stic plasmacytoid dendritic cell neoplasm</text:p>
          </table:table-cell>
          <table:table-cell office:value-type="string">
            <text:p>9727/3</text:p>
          </table:table-cell>
          <table:table-cell office:value-type="string">
            <text:p>Precursor cell lymphoblastic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360</text:p>
          </table:table-cell>
          <table:table-cell office:value-type="string">
            <text:p>Lymphoblastic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smoplastic infantile astrocytoma and ganglioglioma</text:p>
          </table:table-cell>
          <table:table-cell office:value-type="string">
            <text:p>9412/1</text:p>
          </table:table-cell>
          <table:table-cell office:value-type="string">
            <text:p>Desmoplastic infantile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476</text:p>
          </table:table-cell>
          <table:table-cell office:value-type="string">
            <text:p>Desmoplastic Infantile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ysembryoplastic neuroepithelial tumour [parietal]</text:p>
          </table:table-cell>
          <table:table-cell office:value-type="string">
            <text:p>9413/0</text:p>
          </table:table-cell>
          <table:table-cell office:value-type="string">
            <text:p>Dysembryoplastic neuroepithelial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505</text:p>
          </table:table-cell>
          <table:table-cell office:value-type="string">
            <text:p>Dysembryoplastic Neuroepitheli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ucagonoma</text:p>
          </table:table-cell>
          <table:table-cell office:value-type="string">
            <text:p>8152/1</text:p>
          </table:table-cell>
          <table:table-cell office:value-type="string">
            <text:p>Glucago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95597</text:p>
          </table:table-cell>
          <table:table-cell office:value-type="string">
            <text:p>Pancreatic Glucagonoma</text:p>
          </table:table-cell>
          <table:table-cell table:number-columns-repeated="1012"/>
        </table:table-row>
        <table:table-row table:style-name="ro1" table:number-rows-repeated="1047648">
          <table:table-cell table:number-columns-repeated="1020"/>
        </table:table-row>
        <table:table-row table:style-name="ro1">
          <table:table-cell table:number-columns-repeated="1020"/>
        </table:table-row>
      </table:table>
      <table:database-ranges>
        <table:database-range table:target-range-address="Sheet1.A1:Sheet1.H9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4/12/2019</text:date>, <text:time>12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9-04-12T12:55:44</dc:date>
    <dc:creator>Paula Carrio</dc:creator>
    <meta:editing-duration>PT28M55S</meta:editing-duration>
    <meta:editing-cycles>5</meta:editing-cycles>
    <meta:document-statistic meta:table-count="1" meta:cell-count="7415" meta:object-count="0"/>
  </office:meta>
</office:document-meta>
</file>